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6.36pt"/>
    </style:style>
    <style:style style:family="table-row" style:name="ro6">
      <style:table-row-properties fo:break-before="auto" style:use-optimal-row-height="false" style:row-height="13.15pt"/>
    </style:style>
    <style:style style:family="table-row" style:name="ro7">
      <style:table-row-properties fo:break-before="auto" style:use-optimal-row-height="false" style:row-height="12.76pt"/>
    </style:style>
    <style:style style:family="table-row" style:name="ro8">
      <style:table-row-properties fo:break-before="auto" style:use-optimal-row-height="false" style:row-height="25.51pt"/>
    </style:style>
    <style:style style:family="table-row" style:name="ro9">
      <style:table-row-properties fo:break-before="auto" style:use-optimal-row-height="false" style:row-height="51.59pt"/>
    </style:style>
    <style:style style:family="table-row" style:name="ro10">
      <style:table-row-properties fo:break-before="auto" style:use-optimal-row-height="false" style:row-height="38.24pt"/>
    </style:style>
    <style:style style:family="table-row" style:name="ro11">
      <style:table-row-properties fo:break-before="auto" style:use-optimal-row-height="false" style:row-height="11.25pt"/>
    </style:style>
    <style:style style:family="table-row" style:name="ro12">
      <style:table-row-properties fo:break-before="auto" style:use-optimal-row-height="false" style:row-height="15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9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0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middle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7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9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0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2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5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6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9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0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border-left="1.76pt solid #000000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3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7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8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9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0">
      <style:table-cell-properties fo:border-left="none" fo:border-top="none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1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2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65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6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7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8">
      <style:table-cell-properties fo:border-left="none" fo:border-top="1.76pt solid #000000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69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70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71">
      <style:table-cell-properties fo:border-left="none" fo:border-top="none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3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3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e1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e1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Droid Sans Fallback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4"/>
        <table:table-column table:style-name="co2" table:default-cell-style-name="ce23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23"/>
        <table:table-column table:style-name="co7" table:default-cell-style-name="ce23"/>
        <table:table-column table:style-name="co8" table:default-cell-style-name="ce23" table:number-columns-repeated="2"/>
        <table:table-column table:style-name="co9" table:default-cell-style-name="ce23" table:number-columns-repeated="3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8" table:default-cell-style-name="ce23" table:number-columns-repeated="2"/>
        <table:table-column table:style-name="co10" table:default-cell-style-name="ce23" table:number-columns-repeated="2"/>
        <table:table-column table:style-name="co11" table:default-cell-style-name="ce32"/>
        <table:table-column table:style-name="co10" table:default-cell-style-name="ce23"/>
        <table:table-column table:style-name="co11" table:default-cell-style-name="ce23" table:number-columns-repeated="2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2" table:default-cell-style-name="ce23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DRENTHE; EERSTE GEDEELTE: PLAATSELIJKE INDEELING. HUIZEN, BEWOOND EN ONBEWOOND, BEWOONDE SCHEPEN EN GETELDE PERSONEN</text:p>
          </table:table-cell>
          <table:table-cell table:style-name="ce15" table:number-columns-repeated="23"/>
          <table:table-cell table:style-name="ce92" table:number-columns-repeated="3"/>
          <table:table-cell table:style-name="ce102"/>
          <table:table-cell table:style-name="ce24" table:number-columns-repeated="996"/>
        </table:table-row>
        <table:table-row table:style-name="ro1">
          <table:table-cell table:style-name="ce2"/>
          <table:table-cell table:style-name="ce16"/>
          <table:table-cell table:style-name="ce24" table:number-columns-repeated="3"/>
          <table:table-cell table:style-name="ce16" table:number-columns-repeated="15"/>
          <table:table-cell table:style-name="ce24"/>
          <table:table-cell table:style-name="ce16" table:number-columns-repeated="3"/>
          <table:table-cell table:style-name="ce93" table:number-columns-repeated="4"/>
          <table:table-cell table:style-name="ce16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7" table:number-columns-spanned="5" office:value-type="string">
            <text:p>PLAATSELIJKE INDELING</text:p>
          </table:table-cell>
          <table:covered-table-cell table:style-name="ce25" table:number-columns-repeated="3"/>
          <table:covered-table-cell table:style-name="ce17"/>
          <table:table-cell table:style-name="ce44"/>
          <table:table-cell ns42:value-type="string" table:number-rows-spanned="1" table:style-name="ce45" table:number-columns-spanned="4" office:value-type="string">
            <text:p>Woningen in de gemeente</text:p>
          </table:table-cell>
          <table:covered-table-cell table:style-name="ce53" table:number-columns-repeated="3"/>
          <table:table-cell ns42:value-type="string" table:number-rows-spanned="4" table:style-name="ce62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53" table:number-columns-spanned="6" office:value-type="string">
            <text:p>BEVOLKING</text:p>
          </table:table-cell>
          <table:covered-table-cell table:style-name="ce53" table:number-columns-repeated="5"/>
          <table:table-cell ns42:value-type="string" table:number-rows-spanned="3" table:style-name="ce65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5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78" table:number-columns-spanned="1" office:value-type="string">
            <text:p>Amsterdamse code</text:p>
          </table:table-cell>
          <table:table-cell ns42:value-type="string" table:number-rows-spanned="4" table:style-name="ce78" table:number-columns-spanned="1" office:value-type="string">
            <text:p>Grootteklasse</text:p>
          </table:table-cell>
          <table:table-cell ns42:value-type="string" table:number-rows-spanned="4" table:style-name="ce86" table:number-columns-spanned="1" office:value-type="string">
            <text:p>Provincie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78" table:number-columns-spanned="1" office:value-type="string">
            <text:p>Tabel</text:p>
          </table:table-cell>
          <table:table-cell ns42:value-type="string" table:number-rows-spanned="4" table:style-name="ce78" table:number-columns-spanned="1" office:value-type="string">
            <text:p>Pagina</text:p>
          </table:table-cell>
          <table:table-cell ns42:value-type="string" table:number-rows-spanned="4" table:style-name="ce86" table:number-columns-spanned="1" office:value-type="string">
            <text:p>Image nummer</text:p>
          </table:table-cell>
          <table:table-cell table:style-name="ce44" table:number-columns-repeated="996"/>
        </table:table-row>
        <table:table-row table:style-name="ro3">
          <table:covered-table-cell table:style-name="ce4"/>
          <table:covered-table-cell table:style-name="ce18"/>
          <table:covered-table-cell table:style-name="ce26" table:number-columns-repeated="3"/>
          <table:covered-table-cell table:style-name="ce37"/>
          <table:table-cell table:style-name="ce44"/>
          <table:table-cell ns42:value-type="string" table:number-rows-spanned="1" table:style-name="ce46" table:number-columns-spanned="3" office:value-type="string">
            <text:p>Woonhuizen</text:p>
          </table:table-cell>
          <table:covered-table-cell table:style-name="ce54" table:number-columns-repeated="2"/>
          <table:table-cell ns42:value-type="string" table:number-rows-spanned="3" table:style-name="ce55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1"/>
          <table:table-cell ns42:value-type="string" table:number-rows-spanned="2" table:style-name="ce54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54"/>
          <table:table-cell ns42:value-type="string" table:number-rows-spanned="2" table:style-name="ce54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4" table:number-columns-repeated="2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4">
          <table:covered-table-cell table:style-name="ce4"/>
          <table:table-cell ns42:value-type="string" table:number-rows-spanned="2" table:style-name="ce19" table:number-columns-spanned="1" office:value-type="string">
            <text:p>Kom / Buiten de kom</text:p>
          </table:table-cell>
          <table:table-cell ns42:value-type="string" table:number-rows-spanned="2" table:style-name="ce27" table:number-columns-spanned="1" office:value-type="string">
            <text:p>Wijk</text:p>
          </table:table-cell>
          <table:table-cell ns42:value-type="string" table:number-rows-spanned="2" table:style-name="ce27" table:number-columns-spanned="1" office:value-type="string">
            <text:p>Soort plaats</text:p>
          </table:table-cell>
          <table:table-cell ns42:value-type="string" table:number-rows-spanned="2" table:style-name="ce27" table:number-columns-spanned="1" office:value-type="string">
            <text:p>Naam</text:p>
          </table:table-cell>
          <table:table-cell ns42:value-type="string" table:number-rows-spanned="2" table:style-name="ce38" table:number-columns-spanned="1" office:value-type="string">
            <text:p>Onderkomens</text:p>
          </table:table-cell>
          <table:table-cell table:style-name="ce44"/>
          <table:table-cell ns42:value-type="string" table:number-rows-spanned="2" table:style-name="ce47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5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5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1" table:number-columns-repeated="2"/>
          <table:covered-table-cell table:style-name="ce54" table:number-columns-repeated="7"/>
          <table:covered-table-cell table:style-name="ce66"/>
          <table:covered-table-cell table:style-name="ce73"/>
          <table:covered-table-cell table:style-name="ce79" table:number-columns-repeated="2"/>
          <table:covered-table-cell table:style-name="ce87"/>
          <table:covered-table-cell table:style-name="ce95"/>
          <table:covered-table-cell table:style-name="ce79" table:number-columns-repeated="2"/>
          <table:covered-table-cell table:style-name="ce87"/>
          <table:table-cell table:style-name="ce44" table:number-columns-repeated="996"/>
        </table:table-row>
        <table:table-row table:style-name="ro5">
          <table:covered-table-cell table:style-name="ce5"/>
          <table:covered-table-cell table:style-name="ce19"/>
          <table:covered-table-cell table:style-name="ce27" table:number-columns-repeated="3"/>
          <table:covered-table-cell table:style-name="ce38"/>
          <table:table-cell table:style-name="ce44"/>
          <table:covered-table-cell table:style-name="ce48"/>
          <table:covered-table-cell table:style-name="ce56" table:number-columns-repeated="4"/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3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7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0" table:number-columns-repeated="2"/>
          <table:covered-table-cell table:style-name="ce88"/>
          <table:covered-table-cell table:style-name="ce96"/>
          <table:covered-table-cell table:style-name="ce80" table:number-columns-repeated="2"/>
          <table:covered-table-cell table:style-name="ce88"/>
          <table:table-cell table:style-name="ce44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4" table:number-columns-repeated="12"/>
          <table:table-cell table:style-name="ce97" table:number-columns-repeated="4"/>
          <table:table-cell table:style-name="ce32" table:number-columns-repeated="229"/>
          <table:table-cell table:number-columns-repeated="767"/>
        </table:table-row>
        <table:table-row table:style-name="ro7">
          <table:table-cell ns42:value-type="string" table:number-rows-spanned="15" table:style-name="ce7" table:number-columns-spanned="1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nlo</text:p>
          </table:table-cell>
          <table:table-cell ns42:value-type="string" table:style-name="ce39" office:value-type="string">
            <text:p>Werkhuis</text:p>
          </table:table-cell>
          <table:table-cell table:style-name="Default"/>
          <table:table-cell ns42:value-type="float" table:style-name="ce49" office:value="1" office:value-type="float">
            <text:p>1</text:p>
          </table:table-cell>
          <table:table-cell table:style-name="ce57" table:number-columns-repeated="4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 table:number-columns-repeated="2"/>
          <table:table-cell ns42:value-type="float" table:style-name="ce57" office:value="4" office:value-type="float">
            <text:p>4</text:p>
          </table:table-cell>
          <table:table-cell ns42:value-type="float" table:style-name="ce57" office:value="9" office:value-type="float">
            <text:p>9</text:p>
          </table:table-cell>
          <table:table-cell table:style-name="ce57"/>
          <table:table-cell table:style-name="ce68"/>
          <table:table-cell ns42:value-type="float" table:style-name="ce75" office:value="105" office:value-type="float">
            <text:p>105</text:p>
          </table:table-cell>
          <table:table-cell ns42:value-type="float" table:style-name="ce81" office:value="10787" office:value-type="float">
            <text:p>10787</text:p>
          </table:table-cell>
          <table:table-cell ns42:value-type="float" table:style-name="ce81" office:value="4" office:value-type="float">
            <text:p>4</text:p>
          </table:table-cell>
          <table:table-cell ns42:value-type="string" table:style-name="ce89" office:value-type="string">
            <text:p>DR</text:p>
          </table:table-cell>
          <table:table-cell ns42:value-type="string" table:style-name="ce98" office:value-type="string">
            <text:p>VT_1889</text:p>
          </table:table-cell>
          <table:table-cell ns42:value-type="string" table:style-name="ce81" office:value-type="string">
            <text:p>05_H1</text:p>
          </table:table-cell>
          <table:table-cell ns42:value-type="float" table:style-name="ce81" office:value="2" office:value-type="float">
            <text:p>2</text:p>
          </table:table-cell>
          <table:table-cell ns42:value-type="float" table:style-name="ce89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00" office:value-type="float">
            <text:p>100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Schipborg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Gasteren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6" office:value-type="float">
            <text:p>106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deren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xt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6" office:value-type="float">
            <text:p>76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Annen</text:p>
          </table:table-cell>
          <table:table-cell table:style-name="ce40"/>
          <table:table-cell table:style-name="Default"/>
          <table:table-cell ns42:value-type="float" table:style-name="ce50" office:value="162" office:value-type="float">
            <text:p>16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09" office:value-type="float">
            <text:p>409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Annerveen</text:p>
          </table:table-cell>
          <table:table-cell table:style-name="ce40"/>
          <table:table-cell table:style-name="Default"/>
          <table:table-cell ns42:value-type="float" table:style-name="ce50" office:value="61" office:value-type="float">
            <text:p>61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1"/>
          <table:table-cell table:style-name="ce29" table:number-columns-repeated="2"/>
          <table:table-cell ns42:value-type="string" table:style-name="ce29" office:value-type="string">
            <text:p>Eexterveen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68" office:value-type="float">
            <text:p>168</text:p>
          </table:table-cell>
          <table:table-cell table:style-name="ce58"/>
          <table:table-cell table:style-name="ce69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Annerveensche kanaal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1" office:value-type="float">
            <text:p>22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6" office:value-type="float">
            <text:p>2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Eexterveensche kanaal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8" office:value-type="float">
            <text:p>11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1" office:value="47" office:value-type="float">
            <text:p>47</text:p>
          </table:table-cell>
          <table:table-cell ns42:value-type="float" table:style-name="ce59" office:value="1" office:value-type="float">
            <text:p>1</text:p>
          </table:table-cell>
          <table:table-cell table:style-name="ce59" table:number-columns-repeated="3"/>
          <table:table-cell ns42:value-type="float" office:value="109" table:style-name="ce59" table:number-columns-repeated="2" office:value-type="float">
            <text:p>109</text:p>
          </table:table-cell>
          <table:table-cell ns42:value-type="float" table:style-name="ce59" office:value="2" office:value-type="float">
            <text:p>2</text:p>
          </table:table-cell>
          <table:table-cell table:style-name="ce59"/>
          <table:table-cell ns42:value-type="float" table:style-name="ce59" office:value="111" office:value-type="float">
            <text:p>111</text:p>
          </table:table-cell>
          <table:table-cell ns42:value-type="float" table:style-name="ce59" office:value="109" office:value-type="float">
            <text:p>109</text:p>
          </table:table-cell>
          <table:table-cell table:style-name="ce59"/>
          <table:table-cell table:style-name="ce70"/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8" office:value-type="float">
            <text:p>65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665" office:value-type="float">
            <text:p>1665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94" office:value-type="float">
            <text:p>1694</text:p>
          </table:table-cell>
          <table:table-cell ns42:value-type="float" table:style-name="ce58" office:value="1543" office:value-type="float">
            <text:p>154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8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5" office:value-type="float">
            <text:p>70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638" office:value-type="float">
            <text:p>16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805" office:value-type="float">
            <text:p>1805</text:p>
          </table:table-cell>
          <table:table-cell ns42:value-type="float" table:style-name="ce58" office:value="1652" office:value-type="float">
            <text:p>165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5" office:value-type="float">
            <text:p>105</text:p>
          </table:table-cell>
          <table:table-cell ns42:value-type="float" table:style-name="ce82" office:value="10787" office:value-type="float">
            <text:p>10787</text:p>
          </table:table-cell>
          <table:table-cell ns42:value-type="float" table:style-name="ce82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table-cell ns42:value-type="string" table:number-rows-spanned="52" table:style-name="ce9" table:number-columns-spanned="1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Kazerne der Infanteri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9" office:value-type="float">
            <text:p>39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Diaconie Arm-, Wees en 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Hulpstrafgevangen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Kazerne der Marchausse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125" office:value-type="float">
            <text:p>11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78" office:value-type="float">
            <text:p>2378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517" office:value-type="float">
            <text:p>2517</text:p>
          </table:table-cell>
          <table:table-cell ns42:value-type="float" table:style-name="ce58" office:value="2845" office:value-type="float">
            <text:p>2845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8" office:value-type="float">
            <text:p>68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9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 table:number-columns-repeated="2"/>
          <table:table-cell ns42:value-type="string" table:style-name="ce40" office:value-type="string">
            <text:p>Ziekenhuis ter verpleging van lijders aan besmettelijke ziekten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3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oosterveen</text:p>
          </table:table-cell>
          <table:table-cell table:style-name="ce40"/>
          <table:table-cell table:style-name="Default"/>
          <table:table-cell ns42:value-type="float" table:style-name="ce50" office:value="146" office:value-type="float">
            <text:p>1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39" office:value-type="float">
            <text:p>339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chiesland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ngendijk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eweg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sserwijk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office:value="37" table:style-name="ce58" table:number-columns-repeated="2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omeinwijk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3" office:value-type="float">
            <text:p>4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rweg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sbosch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ggelhuiz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2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2" office:value="2" office:value-type="float">
            <text:p>2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Beilerstraatwe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rste ste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asw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rdscheveld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reep 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iev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melt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rede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dijk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office:annotation draw:style-name="gr1" svg:height="55.5pt" draw:caption-point-y="248.51pt" svg:width="92.83pt" svg:x="453.43pt" draw:caption-point-x="-71.63pt" svg:y="768.16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5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weg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oon 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3" office:value-type="float">
            <text:p>9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oonerveld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office:annotation draw:style-name="gr1" svg:height="55.47pt" draw:caption-point-y="248.49pt" svg:width="92.83pt" svg:x="453.43pt" draw:caption-point-x="-71.63pt" svg:y="806.4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4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7" office:value-type="float">
            <text:p>7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10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 Willemskanaal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2" office:value-type="float">
            <text:p>82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elo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table:style-name="ce58" table:number-columns-repeated="2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Groningerstraatweg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1" office:value-type="float">
            <text:p>8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water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lenwe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29" office:value-type="float">
            <text:p>1129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441" office:value-type="float">
            <text:p>2441</text:p>
          </table:table-cell>
          <table:table-cell ns42:value-type="float" table:style-name="ce58" office:value="2789" office:value-type="float">
            <text:p>2789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583" office:value-type="float">
            <text:p>2583</text:p>
          </table:table-cell>
          <table:table-cell ns42:value-type="float" table:style-name="ce58" office:value="2886" office:value-type="float">
            <text:p>288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69" office:value="79" office:value-type="float">
            <text:p>79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67" office:value-type="float">
            <office:annotation draw:style-name="gr1" svg:height="55.5pt" draw:caption-point-y="312.26pt" svg:width="92.83pt" svg:x="453.43pt" draw:caption-point-x="-71.63pt" svg:y="895.66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767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8 woonwagens</text:p>
            </office:annotation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834" office:value-type="float">
            <text:p>1834</text:p>
          </table:table-cell>
          <table:table-cell ns42:value-type="float" table:style-name="ce58" office:value="1716" office:value-type="float">
            <text:p>1716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899" office:value-type="float">
            <text:p>1899</text:p>
          </table:table-cell>
          <table:table-cell ns42:value-type="float" table:style-name="ce58" office:value="1759" office:value-type="float">
            <text:p>1759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office:annotation draw:style-name="gr1" svg:height="55.47pt" draw:caption-point-y="312.26pt" svg:width="92.83pt" svg:x="453.43pt" draw:caption-point-x="-71.63pt" svg:y="908.42pt" draw:text-style-name="P2">
              <dc:creator>CDM</dc:creator>
              <dc:date>2014-12-12T00:00:00</dc:date>
              <text:p text:style-name="P1"><text:span text:style-name="T1">Hieronder 8 woonwagens</text:span></text:p>
            </office:annotation>
            <text:p>1896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8 woonwagens</text:p>
            </office:annotation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5" office:value-type="float">
            <text:p>4645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6"/>
          <table:table-cell table:style-name="ce41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96" office:value-type="float">
            <text:p>189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office:value="13" table:style-name="ce58" table:number-columns-repeated="2" office:value-type="float">
            <text:p>13</text:p>
          </table:table-cell>
          <table:table-cell ns42:value-type="float" table:style-name="ce58" office:value="4275" office:value-type="float">
            <text:p>4275</text:p>
          </table:table-cell>
          <table:table-cell ns42:value-type="float" table:style-name="ce58" office:value="4505" office:value-type="float">
            <text:p>4505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4482" office:value-type="float">
            <text:p>4482</text:p>
          </table:table-cell>
          <table:table-cell ns42:value-type="float" table:style-name="ce58" office:value="4648" office:value-type="float">
            <text:p>4648</text:p>
          </table:table-cell>
          <table:table-cell ns42:value-type="float" table:style-name="ce58" office:value="244" office:value-type="float">
            <text:p>244</text:p>
          </table:table-cell>
          <table:table-cell ns42:value-type="float" table:style-name="ce69" office:value="124" office:value-type="float">
            <text:p>124</text:p>
          </table:table-cell>
          <table:table-cell ns42:value-type="float" table:style-name="ce76" office:value="106" office:value-type="float">
            <text:p>106</text:p>
          </table:table-cell>
          <table:table-cell ns42:value-type="float" table:style-name="ce82" office:value="10522" office:value-type="float">
            <text:p>10522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table-cell ns42:value-type="string" table:number-rows-spanned="36" table:style-name="ce9" table:number-columns-spanned="1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9" office:value-type="float">
            <office:annotation draw:style-name="gr1" svg:height="55.47pt" draw:caption-point-y="337.75pt" svg:width="92.83pt" svg:x="453.43pt" draw:caption-point-x="-71.63pt" svg:y="921.1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5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467" office:value-type="float">
            <text:p>467</text:p>
          </table:table-cell>
          <table:table-cell ns42:value-type="float" table:style-name="ce58" office:value="481" office:value-type="float">
            <text:p>48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77" office:value-type="float">
            <text:p>477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table:style-name="ce58" table:number-columns-repeated="2"/>
          <table:table-cell ns42:value-type="float" table:style-name="ce58" office:value="86" office:value-type="float">
            <text:p>86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ing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4" office:value-type="float">
            <text:p>84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275" office:value-type="float">
            <text:p>275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Spier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table:style-name="ce58" table:number-columns-repeated="2"/>
          <table:table-cell ns42:value-type="float" table:style-name="ce58" office:value="69" office:value-type="float">
            <text:p>6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90" office:value="260002" office:value-type="float">
            <text:p>26000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eil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90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L</text:p>
          </table:table-cell>
          <table:table-cell table:style-name="ce29"/>
          <table:table-cell ns42:value-type="string" table:style-name="ce29" office:value-type="string">
            <text:p>Klaterin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Lieving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kkum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K</text:p>
          </table:table-cell>
          <table:table-cell table:style-name="ce29"/>
          <table:table-cell ns42:value-type="string" table:style-name="ce29" office:value-type="string">
            <text:p>Holt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Ter Horst en Smalbroek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aagha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office:value="12" table:style-name="ce58" table:number-columns-repeated="2" office:value-type="float">
            <text:p>12</text:p>
          </table:table-cell>
          <table:table-cell table:style-name="ce58" table:number-columns-repeated="2"/>
          <table:table-cell ns42:value-type="float" office:value="12" table:style-name="ce58" table:number-columns-repeated="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oghal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53" office:value-type="float">
            <text:p>5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Beilervaart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8" office:value-type="float">
            <text:p>78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runsting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68" office:value-type="float">
            <text:p>68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M</text:p>
          </table:table-cell>
          <table:table-cell table:style-name="ce29"/>
          <table:table-cell ns42:value-type="string" table:style-name="ce29" office:value-type="string">
            <text:p>Wijst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N</text:p>
          </table:table-cell>
          <table:table-cell table:style-name="ce29"/>
          <table:table-cell ns42:value-type="string" table:style-name="ce29" office:value-type="string">
            <text:p>Drijbe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O</text:p>
          </table:table-cell>
          <table:table-cell table:style-name="ce29"/>
          <table:table-cell ns42:value-type="string" table:style-name="ce29" office:value-type="string">
            <text:p>Tiendeveen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3" office:value-type="float">
            <office:annotation draw:style-name="gr1" svg:height="55.47pt" draw:caption-point-y="254.52pt" svg:width="92.83pt" svg:x="453.43pt" draw:caption-point-x="-71.63pt" svg:y="1425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2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table:style-name="ce58" table:number-columns-repeated="4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6" office:value-type="float">
            <text:p>316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11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2" office:value-type="float">
            <text:p>45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439" office:value-type="float">
            <text:p>1439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60" office:value-type="float">
            <text:p>1460</text:p>
          </table:table-cell>
          <table:table-cell ns42:value-type="float" table:style-name="ce58" office:value="1371" office:value-type="float">
            <text:p>137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6" office:value-type="float">
            <text:p>336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55" office:value-type="float">
            <text:p>855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73" office:value-type="float">
            <text:p>873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8" office:value-type="float">
            <office:annotation draw:style-name="gr1" svg:height="55.47pt" draw:caption-point-y="259.74pt" svg:width="92.83pt" svg:x="453.43pt" draw:caption-point-x="-71.63pt" svg:y="1469.42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78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294" office:value-type="float">
            <text:p>2294</text:p>
          </table:table-cell>
          <table:table-cell ns42:value-type="float" table:style-name="ce58" office:value="2157" office:value-type="float">
            <text:p>215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175" office:value-type="float">
            <text:p>217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07" office:value-type="float">
            <text:p>107</text:p>
          </table:table-cell>
          <table:table-cell ns42:value-type="float" table:style-name="ce82" office:value="10520" office:value-type="float">
            <text:p>105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3" office:value-type="float">
            <text:p>113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uin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5" office:value-type="float">
            <text:p>225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28" office:value-type="float">
            <text:p>228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wars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table:style-name="ce30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10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Zui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9" office:value-type="float">
            <text:p>209</text:p>
          </table:table-cell>
          <table:table-cell table:style-name="ce58" table:number-columns-repeated="4"/>
          <table:table-cell ns42:value-type="float" table:style-name="ce58" office:value="516" office:value-type="float">
            <text:p>516</text:p>
          </table:table-cell>
          <table:table-cell ns42:value-type="float" table:style-name="ce58" office:value="493" office:value-type="float">
            <text:p>49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498" office:value-type="float">
            <text:p>4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table:style-name="ce30"/>
          <table:table-cell ns42:value-type="string" table:style-name="ce30" office:value-type="string">
            <text:p>Eila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ruinerveen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table:style-name="ce58" table:number-columns-repeated="4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5" office:value-type="float">
            <text:p>205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_20_HRowHeader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veen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6" office:value-type="float">
            <text:p>18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ermond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2" office:value-type="float">
            <text:p>1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7" office:value-type="float">
            <text:p>277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Borger</text:p>
          </table:table-cell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1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" office:value-type="float">
            <office:annotation draw:style-name="gr1" svg:height="55.53pt" draw:caption-point-y="250.81pt" svg:width="92.83pt" svg:x="453.43pt" draw:caption-point-x="-71.63pt" svg:y="1886.3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dor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haar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Ees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office:value="14" table:style-name="ce58" table:number-columns-repeated="2" office:value-type="float">
            <text:p>14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in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onger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65" office:value-type="float">
            <text:p>6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uw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Zuiderdiep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6" office:value-type="float">
            <text:p>4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7" office:value-type="float">
            <text:p>47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diep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rouwenermond 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erblokken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erblokk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0" table:number-columns-repeated="3"/>
          <table:table-cell table:style-name="ce42"/>
          <table:table-cell table:style-name="Default"/>
          <table:table-cell ns42:value-type="float" table:style-name="ce50" office:value="1153" office:value-type="float">
            <text:p>1153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2904" office:value-type="float">
            <text:p>2904</text:p>
          </table:table-cell>
          <table:table-cell ns42:value-type="float" table:style-name="ce58" office:value="2731" office:value-type="float">
            <text:p>273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984" office:value-type="float">
            <text:p>2984</text:p>
          </table:table-cell>
          <table:table-cell ns42:value-type="float" table:style-name="ce58" office:value="2785" office:value-type="float">
            <text:p>2785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5" office:value-type="float">
            <office:annotation draw:style-name="gr1" svg:height="55.53pt" draw:caption-point-y="277.03pt" svg:width="92.83pt" svg:x="453.43pt" draw:caption-point-x="-71.63pt" svg:y="2051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9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67" office:value-type="float">
            <text:p>267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8" office:value-type="float">
            <office:annotation draw:style-name="gr1" svg:height="55.47pt" draw:caption-point-y="289.02pt" svg:width="92.83pt" svg:x="453.43pt" draw:caption-point-x="-71.63pt" svg:y="2052.1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24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office:value="11" table:style-name="ce58" table:number-columns-repeated="2" office:value-type="float">
            <text:p>11</text:p>
          </table:table-cell>
          <table:table-cell ns42:value-type="float" table:style-name="ce58" office:value="3171" office:value-type="float">
            <text:p>3171</text:p>
          </table:table-cell>
          <table:table-cell ns42:value-type="float" table:style-name="ce58" office:value="2969" office:value-type="float">
            <text:p>296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3025" office:value-type="float">
            <text:p>3025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69" office:value="49" office:value-type="float">
            <text:p>49</text:p>
          </table:table-cell>
          <table:table-cell ns42:value-type="float" table:style-name="ce76" office:value="108" office:value-type="float">
            <text:p>108</text:p>
          </table:table-cell>
          <table:table-cell ns42:value-type="float" table:style-name="ce82" office:value="10448" office:value-type="float">
            <text:p>1044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3"/>
          <table:table-cell ns42:value-type="string" table:style-name="ce40" office:value-type="string">
            <text:p>Wees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 table:number-columns-repeated="2"/>
          <table:table-cell ns42:value-type="string" table:style-name="ce40" office:value-type="string">
            <text:p>Overige huzen</text:p>
          </table:table-cell>
          <table:table-cell table:style-name="Default"/>
          <table:table-cell ns42:value-type="float" table:style-name="ce50" office:value="413" office:value-type="float">
            <text:p>41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94" office:value-type="float">
            <text:p>894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965" office:value-type="float">
            <text:p>96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Steenwijksmoer</text:p>
          </table:table-cell>
          <table:table-cell table:style-name="ce40"/>
          <table:table-cell table:style-name="Default"/>
          <table:table-cell ns42:value-type="float" table:style-name="ce50" office:value="131" office:value-type="float">
            <text:p>1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64" office:value-type="float">
            <text:p>364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Ballast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Lo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office:annotation draw:style-name="gr1" svg:height="55.53pt" draw:caption-point-y="251.55pt" svg:width="92.83pt" svg:x="453.43pt" draw:caption-point-x="-71.63pt" svg:y="217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Klooster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Coevorderkanaal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Pikvel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Meededeel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Weijerswold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14" office:value-type="float">
            <text:p>4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959" office:value-type="float">
            <text:p>9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25" office:value-type="float">
            <text:p>925</text:p>
          </table:table-cell>
          <table:table-cell ns42:value-type="float" table:style-name="ce58" office:value="973" office:value-type="float">
            <text:p>97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" office:value-type="float">
            <office:annotation draw:style-name="gr1" svg:height="55.53pt" draw:caption-point-y="265.04pt" svg:width="92.83pt" svg:x="453.43pt" draw:caption-point-x="-71.63pt" svg:y="2267.3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21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67" office:value-type="float">
            <text:p>667</text:p>
          </table:table-cell>
          <table:table-cell ns42:value-type="float" table:style-name="ce58" office:value="561" office:value-type="float">
            <text:p>56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2" office:value-type="float">
            <office:annotation draw:style-name="gr1" svg:height="55.53pt" draw:caption-point-y="273.29pt" svg:width="92.83pt" svg:x="453.43pt" draw:caption-point-x="-71.63pt" svg:y="2271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3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545" office:value-type="float">
            <text:p>1545</text:p>
          </table:table-cell>
          <table:table-cell ns42:value-type="float" table:style-name="ce58" office:value="1508" office:value-type="float">
            <text:p>150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592" office:value-type="float">
            <text:p>1592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09" office:value-type="float">
            <text:p>109</text:p>
          </table:table-cell>
          <table:table-cell ns42:value-type="float" table:style-name="ce82" office:value="10383" office:value-type="float">
            <text:p>1038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103" office:value="260003" office:value-type="float">
            <text:p>260003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36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33" office:value-type="float">
            <text:p>533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44" office:value-type="float">
            <text:p>544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30" office:value-type="string">
            <text:p>Vossebelt</text:p>
          </table:table-cell>
          <table:table-cell table:style-name="ce42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table:style-name="ce40"/>
          <table:table-cell table:style-name="Default"/>
          <table:table-cell ns42:value-type="float" table:style-name="ce50" office:value="68" office:value-type="float">
            <text:p>68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table:style-name="Default"/>
          <table:table-cell ns42:value-type="string" table:style-name="ce29" office:value-type="string">
            <text:p>Wachtum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Dalen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198" office:value-type="float">
            <text:p>198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83" office:value-type="float">
            <text:p>18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Loo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9" table:number-columns-repeated="2"/>
          <table:table-cell ns42:value-type="string" table:style-name="ce29" office:value-type="string">
            <text:p>Vossebel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Veenhuiz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al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Wachtum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911" office:value-type="float">
            <text:p>91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20" office:value-type="float">
            <text:p>92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4" office:value-type="float">
            <text:p>124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8" office:value-type="float">
            <text:p>1358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18" office:value-type="float">
            <text:p>51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6" office:value-type="float">
            <text:p>1336</text:p>
          </table:table-cell>
          <table:table-cell ns42:value-type="float" table:style-name="ce58" office:value="1222" office:value-type="float">
            <text:p>12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59" office:value-type="float">
            <text:p>1359</text:p>
          </table:table-cell>
          <table:table-cell ns42:value-type="float" table:style-name="ce58" office:value="1233" office:value-type="float">
            <text:p>123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0" office:value-type="float">
            <text:p>110</text:p>
          </table:table-cell>
          <table:table-cell ns42:value-type="float" table:style-name="ce82" office:value="11004" office:value-type="float">
            <text:p>1100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31" table:style-name="ce9" table:number-columns-spanned="1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30" office:value-type="string">
            <text:p>Diever</text:p>
          </table:table-cell>
          <table:table-cell table:style-name="ce42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number-rows-spanned="10" table:style-name="ce33" table:number-columns-spanned="1" office:value-type="string">
            <text:p>Diever</text:p>
          </table:table-cell>
          <table:table-cell ns42:value-type="string" table:style-name="ce29" office:value-type="string">
            <text:p>Diever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lteren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kenheuvel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asteel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table:style-name="ce29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74" office:value-type="float">
            <text:p>7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aar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veld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ieverbru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b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Oldendiever 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 table:number-columns-repeated="2"/>
          <table:table-cell ns42:value-type="float" table:style-name="ce58" office:value="99" office:value-type="float">
            <text:p>99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pse</text:p>
          </table:table-cell>
          <table:table-cell ns42:value-type="string" table:style-name="ce29" office:value-type="string">
            <text:p>Ten Darp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31" office:value-type="float">
            <text:p>31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Soer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Ten Have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2" office:value-type="float">
            <text:p>52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ldhuizen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Veenhuiz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number-rows-spanned="7" table:style-name="ce33" table:number-columns-spanned="1" office:value-type="string">
            <text:p>Wittelte</text:p>
          </table:table-cell>
          <table:table-cell ns42:value-type="string" table:style-name="ce29" office:value-type="string">
            <text:p>Noord- Witt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6" table:style-name="ce58" table:number-columns-repeated="2" office:value-type="float">
            <text:p>4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Heersvaartje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ittelterbrug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ergrug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Veld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't Moer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number-rows-spanned="5" table:style-name="ce33" table:number-columns-spanned="1" office:value-type="string">
            <text:p>Wateren</text:p>
          </table:table-cell>
          <table:table-cell ns42:value-type="string" table:style-name="ce29" office:value-type="string">
            <text:p>Oude Willem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Groot Water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Broek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Klein Wateren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Zorgvliet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99" office:value-type="float">
            <text:p>2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779" office:value-type="float">
            <text:p>779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92" office:value-type="float">
            <text:p>79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988" office:value-type="float">
            <text:p>988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2" office:value-type="float">
            <text:p>1002</text:p>
          </table:table-cell>
          <table:table-cell ns42:value-type="float" table:style-name="ce58" office:value="912" office:value-type="float">
            <text:p>91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1" office:value-type="float">
            <text:p>111</text:p>
          </table:table-cell>
          <table:table-cell ns42:value-type="float" table:style-name="ce82" office:value="10418" office:value-type="float">
            <text:p>10418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Werkhuis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verige huizen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3" office:value-type="float">
            <text:p>303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Westeind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</text:p>
          </table:table-cell>
          <table:table-cell table:style-name="ce40"/>
          <table:table-cell table:style-name="Default"/>
          <table:table-cell ns42:value-type="float" table:style-name="ce50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157" office:value-type="float">
            <text:p>157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heebroe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mster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45" office:value-type="float">
            <text:p>145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ggelo 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7" office:value-type="float">
            <text:p>97</text:p>
          </table:table-cell>
          <table:table-cell table:style-name="ce58" table:number-columns-repeated="4"/>
          <table:table-cell ns42:value-type="float" table:style-name="ce58" office:value="256" office:value-type="float">
            <text:p>25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table:style-name="ce58"/>
          <table:table-cell table:style-name="ce69"/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98" office:value-type="float">
            <text:p>29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68" office:value-type="float">
            <text:p>26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817" office:value-type="float">
            <text:p>817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31" office:value-type="float">
            <text:p>83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8" office:value-type="float">
            <text:p>3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28" office:value-type="float">
            <text:p>1128</text:p>
          </table:table-cell>
          <table:table-cell ns42:value-type="float" table:style-name="ce58" office:value="972" office:value-type="float">
            <text:p>972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49" office:value-type="float">
            <text:p>1149</text:p>
          </table:table-cell>
          <table:table-cell ns42:value-type="float" table:style-name="ce58" office:value="977" office:value-type="float">
            <text:p>97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23" office:value-type="float">
            <text:p>23</text:p>
          </table:table-cell>
          <table:table-cell ns42:value-type="float" table:style-name="ce76" office:value="112" office:value-type="float">
            <text:p>112</text:p>
          </table:table-cell>
          <table:table-cell ns42:value-type="float" table:style-name="ce82" office:value="10331" office:value-type="float">
            <text:p>1033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table:style-name="ce40"/>
          <table:table-cell table:style-name="Default"/>
          <table:table-cell ns42:value-type="float" table:style-name="ce50" office:value="111" office:value-type="float">
            <text:p>11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54" office:value-type="float">
            <text:p>25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wolde</text:p>
          </table:table-cell>
          <table:table-cell table:style-name="ce40"/>
          <table:table-cell table:style-name="Default"/>
          <table:table-cell ns42:value-type="float" table:style-name="ce50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78" office:value-type="float">
            <text:p>278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Eelde</text:p>
          </table:table-cell>
          <table:table-cell ns42:value-type="string" table:style-name="ce40" office:value-type="string">
            <text:p>Werkhuis der Nederl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erv. Gemeent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74" office:value-type="float">
            <text:p>17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Oosterbroek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7" office:value-type="float">
            <text:p>4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Paterswol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51" table:style-name="ce58" table:number-columns-repeated="2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Helmer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elfhors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erderwold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De Duin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73" office:value-type="float">
            <text:p>573</text:p>
          </table:table-cell>
          <table:table-cell ns42:value-type="float" table:style-name="ce58" office:value="530" office:value-type="float">
            <text:p>5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75" office:value-type="float">
            <text:p>575</text:p>
          </table:table-cell>
          <table:table-cell ns42:value-type="float" table:style-name="ce58" office:value="531" office:value-type="float">
            <text:p>53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5" office:value-type="float">
            <text:p>15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96" office:value-type="float">
            <text:p>396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7" office:value-type="float">
            <text:p>7</text:p>
          </table:table-cell>
          <table:table-cell ns42:value-type="float" table:style-name="ce103" office:value="260004" office:value-type="float">
            <text:p>26000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86" office:value-type="float">
            <text:p>38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66" office:value-type="float">
            <text:p>966</text:p>
          </table:table-cell>
          <table:table-cell ns42:value-type="float" table:style-name="ce58" office:value="896" office:value-type="float">
            <text:p>89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3" office:value-type="float">
            <text:p>113</text:p>
          </table:table-cell>
          <table:table-cell ns42:value-type="float" table:style-name="ce82" office:value="10622" office:value-type="float">
            <text:p>1062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55" table:style-name="ce9" table:number-columns-spanned="1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Nieuwe Schutting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ude Schutting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</text:p>
          </table:table-cell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23" office:value-type="float">
            <text:p>323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oswinkelschemarke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at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9" office:value-type="float">
            <text:p>179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unsterscheveld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38" office:value-type="float">
            <text:p>238</text:p>
          </table:table-cell>
          <table:table-cell ns42:value-type="float" table:style-name="ce58" office:value="188" office:value-type="float">
            <text:p>18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Weerdinge</text:p>
          </table:table-cell>
          <table:table-cell table:style-name="ce40"/>
          <table:table-cell table:style-name="Default"/>
          <table:table-cell ns42:value-type="float" table:style-name="ce50" office:value="62" office:value-type="float">
            <text:p>6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6" office:value-type="float">
            <text:p>15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veen</text:p>
          </table:table-cell>
          <table:table-cell table:style-name="ce40"/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98" office:value-type="float">
            <text:p>398</text:p>
          </table:table-cell>
          <table:table-cell ns42:value-type="float" table:style-name="ce58" office:value="383" office:value-type="float">
            <text:p>38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erdingermarke</text:p>
          </table:table-cell>
          <table:table-cell table:style-name="ce40"/>
          <table:table-cell table:style-name="Default"/>
          <table:table-cell ns42:value-type="float" table:style-name="ce50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199" office:value-type="float">
            <text:p>199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stenesch</text:p>
          </table:table-cell>
          <table:table-cell table:style-name="ce40"/>
          <table:table-cell table:style-name="Default"/>
          <table:table-cell ns42:value-type="float" table:style-name="ce50" office:value="44" office:value-type="float">
            <text:p>44</text:p>
          </table:table-cell>
          <table:table-cell table:style-name="ce58" table:number-columns-repeated="4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weedijk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-Barge</text:p>
          </table:table-cell>
          <table:table-cell table:style-name="ce40"/>
          <table:table-cell table:style-name="Default"/>
          <table:table-cell ns42:value-type="float" table:style-name="ce50" office:value="130" office:value-type="float">
            <office:annotation draw:style-name="gr1" svg:height="55.47pt" draw:caption-point-y="261.24pt" svg:width="92.83pt" svg:x="453.43pt" draw:caption-point-x="-71.63pt" svg:y="3690.94pt" draw:text-style-name="P2">
              <dc:creator>CDM</dc:creator>
              <dc:date>2014-12-12T00:00:00</dc:date>
              <text:p text:style-name="P1"><text:span text:style-name="T1">Hieronder 4 woonwagens</text:span></text:p>
            </office:annotation>
            <text:p>13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4 woonwagens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7" office:value-type="float">
            <text:p>357</text:p>
          </table:table-cell>
          <table:table-cell ns42:value-type="float" table:style-name="ce58" office:value="292" office:value-type="float">
            <text:p>292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367" office:value-type="float">
            <text:p>367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linkmolenbru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uid-Barg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helmsoor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erfscheidenveen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mmerhout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 Run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mmercompascuum</text:p>
          </table:table-cell>
          <table:table-cell table:style-name="ce40"/>
          <table:table-cell table:style-name="Default"/>
          <table:table-cell ns42:value-type="float" table:style-name="ce50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83" office:value-type="float">
            <text:p>2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88" office:value-type="float">
            <text:p>2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Emm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6" office:value-type="float">
            <office:annotation draw:style-name="gr1" svg:height="55.5pt" draw:caption-point-y="325.02pt" svg:width="92.83pt" svg:x="453.43pt" draw:caption-point-x="-71.63pt" svg:y="3818.41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6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mee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chendijk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10" table:style-name="ce58" table:number-columns-repeated="2" office:value-type="float">
            <text:p>10</text:p>
          </table:table-cell>
          <table:table-cell table:style-name="ce58" table:number-columns-repeated="2"/>
          <table:table-cell ns42:value-type="float" office:value="10" table:style-name="ce58" table:number-columns-repeated="2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gelsloo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n Oever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9" office:value-type="float">
            <text:p>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eupiesve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l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8" office:value-type="float">
            <text:p>11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Dordrecht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table:style-name="ce58" table:number-columns-repeated="2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stenow</text:p>
          </table:table-cell>
          <table:table-cell table:style-name="ce40"/>
          <table:table-cell table:style-name="Default"/>
          <table:table-cell ns42:value-type="float" table:style-name="ce50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meul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4" office:value-type="float">
            <text:p>24</text:p>
          </table:table-cell>
          <table:table-cell ns42:value-type="float" table:style-name="ce69" office:value="25" office:value-type="float">
            <text:p>2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Oranjedorp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rica</text:p>
          </table:table-cell>
          <table:table-cell table:style-name="ce40"/>
          <table:table-cell table:style-name="Default"/>
          <table:table-cell ns42:value-type="float" table:style-name="ce50" office:value="189" office:value-type="float">
            <text:p>189</text:p>
          </table:table-cell>
          <table:table-cell table:style-name="ce58" table:number-columns-repeated="4"/>
          <table:table-cell ns42:value-type="float" table:style-name="ce58" office:value="483" office:value-type="float">
            <text:p>483</text:p>
          </table:table-cell>
          <table:table-cell ns42:value-type="float" table:style-name="ce58" office:value="490" office:value-type="float">
            <text:p>49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ieuw-Amsterdam</text:p>
          </table:table-cell>
          <table:table-cell table:style-name="ce40"/>
          <table:table-cell table:style-name="Default"/>
          <table:table-cell ns42:value-type="float" table:style-name="ce50" office:value="372" office:value-type="float">
            <text:p>37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7" office:value-type="float">
            <text:p>937</text:p>
          </table:table-cell>
          <table:table-cell ns42:value-type="float" table:style-name="ce58" office:value="984" office:value-type="float">
            <text:p>98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71" office:value-type="float">
            <text:p>971</text:p>
          </table:table-cell>
          <table:table-cell ns42:value-type="float" table:style-name="ce58" office:value="992" office:value-type="float">
            <text:p>99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table:style-name="ce58" table:number-columns-repeated="6"/>
          <table:table-cell ns42:value-type="float" table:style-name="ce58" office:value="57" office:value-type="float">
            <text:p>57</text:p>
          </table:table-cell>
          <table:table-cell ns42:value-type="float" table:style-name="ce69" office:value="43" office:value-type="float">
            <text:p>4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8" office:value-type="float">
            <text:p>8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H</text:p>
          </table:table-cell>
          <table:table-cell table:style-name="ce29"/>
          <table:table-cell ns42:value-type="string" table:style-name="ce29" office:value-type="string">
            <text:p>Amsterdamscheveld</text:p>
          </table:table-cell>
          <table:table-cell table:style-name="ce40"/>
          <table:table-cell table:style-name="Default"/>
          <table:table-cell ns42:value-type="float" table:style-name="ce50" office:value="125" office:value-type="float">
            <text:p>1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rgeroosterveen</text:p>
          </table:table-cell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381" office:value-type="float">
            <text:p>3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ndeve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Bargercompascuum</text:p>
          </table:table-cell>
          <table:table-cell table:style-name="ce40"/>
          <table:table-cell table:style-name="Default"/>
          <table:table-cell ns42:value-type="float" table:style-name="ce50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2" office:value-type="float">
            <text:p>302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emeer</text:p>
          </table:table-cell>
          <table:table-cell table:style-name="ce40"/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40" office:value-type="float">
            <text:p>34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7" office:value-type="float">
            <office:annotation draw:style-name="gr1" svg:height="55.5pt" draw:caption-point-y="337.75pt" svg:width="92.83pt" svg:x="453.43pt" draw:caption-point-x="-71.63pt" svg:y="4200.9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587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6927" office:value-type="float">
            <text:p>6927</text:p>
          </table:table-cell>
          <table:table-cell ns42:value-type="float" table:style-name="ce58" office:value="6549" office:value-type="float">
            <text:p>654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108" office:value-type="float">
            <text:p>7108</text:p>
          </table:table-cell>
          <table:table-cell ns42:value-type="float" table:style-name="ce58" office:value="6630" office:value-type="float">
            <text:p>6630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69" office:value="126" office:value-type="float">
            <text:p>126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office:annotation draw:style-name="gr1" svg:height="55.5pt" draw:caption-point-y="346.03pt" svg:width="92.83pt" svg:x="453.43pt" draw:caption-point-x="-71.63pt" svg:y="4205.4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272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4" office:value-type="float">
            <text:p>7454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9"/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20" office:value-type="float">
            <text:p>2720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7267" office:value-type="float">
            <text:p>7267</text:p>
          </table:table-cell>
          <table:table-cell ns42:value-type="float" table:style-name="ce58" office:value="6869" office:value-type="float">
            <text:p>6869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456" office:value-type="float">
            <text:p>7456</text:p>
          </table:table-cell>
          <table:table-cell ns42:value-type="float" table:style-name="ce58" office:value="6952" office:value-type="float">
            <text:p>695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69" office:value="131" office:value-type="float">
            <text:p>131</text:p>
          </table:table-cell>
          <table:table-cell ns42:value-type="float" table:style-name="ce76" office:value="114" office:value-type="float">
            <text:p>114</text:p>
          </table:table-cell>
          <table:table-cell ns42:value-type="float" table:style-name="ce82" office:value="11180" office:value-type="float">
            <text:p>1118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9" table:style-name="ce9" table:number-columns-spanned="1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table:style-name="ce58" table:number-columns-repeated="4"/>
          <table:table-cell ns42:value-type="float" table:style-name="ce58" office:value="200" office:value-type="float">
            <text:p>20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-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2" office:value-type="float">
            <text:p>82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256" table:style-name="ce58" table:number-columns-repeated="2" office:value-type="float">
            <text:p>2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nijveen</text:p>
          </table:table-cell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_20_HRowHeader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Kostvlies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boerve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asselterboerveenschemon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asselternijveen</text:p>
          </table:table-cell>
          <table:table-cell table:style-name="ce40"/>
          <table:table-cell table:style-name="Default"/>
          <table:table-cell ns42:value-type="float" table:style-name="ce50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asselternijveenschemond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2" office:value-type="float">
            <text:p>42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67" office:value-type="float">
            <text:p>36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66" office:value-type="float">
            <text:p>866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936" office:value-type="float">
            <text:p>93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73" office:value-type="float">
            <text:p>173</text:p>
          </table:table-cell>
          <table:table-cell table:style-name="ce58"/>
          <table:table-cell table:style-name="ce69"/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5" office:value-type="float">
            <text:p>44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3" office:value-type="float">
            <text:p>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89" office:value-type="float">
            <text:p>1089</text:p>
          </table:table-cell>
          <table:table-cell ns42:value-type="float" table:style-name="ce58" office:value="1039" office:value-type="float">
            <text:p>103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182" office:value-type="float">
            <text:p>1182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5" office:value-type="float">
            <text:p>115</text:p>
          </table:table-cell>
          <table:table-cell ns42:value-type="float" table:style-name="ce82" office:value="11099" office:value-type="float">
            <text:p>110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103" office:value="260005" office:value-type="float">
            <text:p>260005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Gieterveen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ieten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99" office:value-type="float">
            <text:p>9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onnen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andvoor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office:annotation draw:style-name="gr1" svg:height="55.47pt" draw:caption-point-y="357.25pt" svg:width="92.83pt" svg:x="453.43pt" draw:caption-point-x="-71.63pt" svg:y="4665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1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nner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table:style-name="ce58" table:number-columns-repeated="4"/>
          <table:table-cell ns42:value-type="float" table:style-name="ce58" office:value="283" office:value-type="float">
            <text:p>283</text:p>
          </table:table-cell>
          <table:table-cell ns42:value-type="float" table:style-name="ce58" office:value="223" office:value-type="float">
            <text:p>22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27" office:value-type="float">
            <text:p>227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ie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4" office:value-type="float">
            <text:p>12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table:style-name="ce69"/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22" office:value-type="float">
            <text:p>322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1" office:value-type="float">
            <office:annotation draw:style-name="gr1" svg:height="55.5pt" draw:caption-point-y="344.52pt" svg:width="92.83pt" svg:x="453.43pt" draw:caption-point-x="-71.63pt" svg:y="4742.3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3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830" office:value-type="float">
            <text:p>830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49" office:value-type="float">
            <text:p>849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5" office:value-type="float">
            <office:annotation draw:style-name="gr1" svg:height="55.47pt" draw:caption-point-y="349.8pt" svg:width="92.83pt" svg:x="453.43pt" draw:caption-point-x="-71.63pt" svg:y="4749.87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71" office:value-type="float">
            <text:p>1171</text:p>
          </table:table-cell>
          <table:table-cell ns42:value-type="float" table:style-name="ce58" office:value="1070" office:value-type="float">
            <text:p>107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6" office:value-type="float">
            <text:p>116</text:p>
          </table:table-cell>
          <table:table-cell ns42:value-type="float" table:style-name="ce82" office:value="10506" office:value-type="float">
            <text:p>1050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table-cell ns42:value-type="string" table:number-rows-spanned="16" table:style-name="ce11" table:number-columns-spanned="1" office:value-type="string">
            <text:p><text:span text:style-name="T2">Havelte</text:span><text:span text:style-name="T3"> (Geene kom)</text:span>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H</text:p>
          </table:table-cell>
          <table:table-cell ns42:value-type="string" table:number-rows-spanned="4" table:style-name="ce33" table:number-columns-spanned="1" office:value-type="string">
            <text:p>Dorp Havelte</text:p>
          </table:table-cell>
          <table:table-cell ns42:value-type="string" table:style-name="ce29" office:value-type="string">
            <text:p>Ooster-Havelte</text:p>
          </table:table-cell>
          <table:table-cell ns42:value-type="string" table:style-name="ce40" office:value-type="string">
            <text:p>Armen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Default"/>
          <table:covered-table-cell table:style-name="ce34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65" table:style-name="ce58" table:number-columns-repeated="2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covered-table-cell table:style-name="ce34"/>
          <table:table-cell table:style-name="ce29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Wester-Havelte</text:p>
          </table:table-cell>
          <table:table-cell table:style-name="ce40"/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9" office:value-type="float">
            <text:p>7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92" office:value-type="float">
            <text:p>92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arp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De Wal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1" office:value-type="float">
            <text:p>71</text:p>
          </table:table-cell>
          <table:table-cell ns42:value-type="float" table:style-name="ce58" office:value="86" office:value-type="float">
            <text:p>8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U</text:p>
          </table:table-cell>
          <table:table-cell ns42:value-type="string" table:number-rows-spanned="3" table:style-name="ce33" table:number-columns-spanned="1" office:value-type="string">
            <text:p>Gehucht Uffelte</text:p>
          </table:table-cell>
          <table:table-cell ns42:value-type="string" table:style-name="ce29" office:value-type="string">
            <text:p>Uffelte-Westeinde</text:p>
          </table:table-cell>
          <table:table-cell table:style-name="ce40"/>
          <table:table-cell table:style-name="Default"/>
          <table:table-cell ns42:value-type="float" table:style-name="ce50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5"/>
          <table:table-cell ns42:value-type="string" table:style-name="ce29" office:value-type="string">
            <text:p>Uffelte Oosteind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De Vaartsctreek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 table:number-columns-repeated="2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58" office:value-type="float">
            <text:p>158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V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Veendijk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Buurtschap</text:p>
          </table:table-cell>
          <table:table-cell ns42:value-type="string" table:style-name="ce29" office:value-type="string">
            <text:p>Nijentap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9" table:style-name="ce58" table:number-columns-repeated="2" office:value-type="float">
            <text:p>9</text:p>
          </table:table-cell>
          <table:table-cell table:style-name="ce58" table:number-columns-repeated="2"/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Havelterberg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W</text:p>
          </table:table-cell>
          <table:table-cell ns42:value-type="string" table:number-rows-spanned="2" table:style-name="ce33" table:number-columns-spanned="1" office:value-type="string">
            <text:p>Dorp Wapserveen</text:p>
          </table:table-cell>
          <table:table-cell ns42:value-type="string" table:style-name="ce29" office:value-type="string">
            <text:p>Wapserveen-Oosteinde</text:p>
          </table:table-cell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/>
          <table:covered-table-cell table:style-name="ce33"/>
          <table:table-cell ns42:value-type="string" table:style-name="ce29" office:value-type="string">
            <text:p>Wapserveen-Westeinde</text:p>
          </table:table-cell>
          <table:table-cell table:style-name="ce40"/>
          <table:table-cell table:style-name="Default"/>
          <table:table-cell ns42:value-type="float" table:style-name="ce50" office:value="73" office:value-type="float">
            <text:p>7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50" office:value-type="float">
            <text:p>650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56" office:value-type="float">
            <text:p>1556</text:p>
          </table:table-cell>
          <table:table-cell ns42:value-type="float" table:style-name="ce58" office:value="1438" office:value-type="float">
            <text:p>143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2" office:value-type="float">
            <text:p>145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7" office:value-type="float">
            <text:p>117</text:p>
          </table:table-cell>
          <table:table-cell ns42:value-type="float" table:style-name="ce82" office:value="10186" office:value-type="float">
            <text:p>10186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1" table:style-name="ce9" table:number-columns-spanned="1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Oostzijde</text:p>
          </table:table-cell>
          <table:table-cell table:style-name="Default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office:value="40" table:style-name="ce58" table:number-columns-repeated="2" office:value-type="float">
            <text:p>40</text:p>
          </table:table-cell>
          <table:table-cell table:style-name="ce58" table:number-columns-repeated="2"/>
          <table:table-cell ns42:value-type="float" office:value="40" table:style-name="ce58" table:number-columns-repeated="2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roote Kerkstraat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6" office:value-type="float">
            <text:p>8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90" office:value-type="float">
            <text:p>90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chter de Kerk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leine Kerksteeg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table:style-name="ce58"/>
          <table:table-cell ns42:value-type="float" table:style-name="ce58" office:value="34" office:value-type="float">
            <text:p>34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2" office:value-type="float">
            <text:p>9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0" office:value-type="float">
            <text:p>10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75" office:value-type="float">
            <text:p>17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20" office:value-type="float">
            <text:p>120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5" office:value-type="float">
            <text:p>5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Huizen</text:p>
          </table:table-cell>
          <table:table-cell table:style-name="ce40"/>
          <table:table-cell table:style-name="Default"/>
          <table:table-cell ns42:value-type="float" table:style-name="ce50" office:value="147" office:value-type="float">
            <text:p>1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Haagj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haagje</text:p>
          </table:table-cell>
          <table:table-cell table:style-name="ce42"/>
          <table:table-cell table:style-name="Default"/>
          <table:table-cell ns42:value-type="float" table:style-name="ce50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Oo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Westzijde</text:p>
          </table:table-cell>
          <table:table-cell ns42:value-type="string" table:style-name="ce29" office:value-type="string">
            <text:p>De Sloot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ui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77" office:value-type="float">
            <text:p>7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Noordzijde</text:p>
          </table:table-cell>
          <table:table-cell ns42:value-type="string" table:style-name="ce29" office:value-type="string">
            <text:p>Het Schut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16" office:value-type="float">
            <text:p>11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Achterom en 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925" office:value-type="float">
            <text:p>925</text:p>
          </table:table-cell>
          <table:table-cell ns42:value-type="float" table:style-name="ce58" office:value="913" office:value-type="float">
            <text:p>91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44" office:value-type="float">
            <text:p>944</text:p>
          </table:table-cell>
          <table:table-cell ns42:value-type="float" table:style-name="ce58" office:value="923" office:value-type="float">
            <text:p>9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 table:number-columns-repeated="2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Krakeel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39" office:value-type="float">
            <text:p>13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72" office:value-type="float">
            <text:p>37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73" office:value-type="float">
            <text:p>373</text:p>
          </table:table-cell>
          <table:table-cell ns42:value-type="float" table:style-name="ce58" office:value="306" office:value-type="float">
            <text:p>30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Hollandsche Ve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72" office:value-type="float">
            <text:p>57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333" office:value-type="float">
            <text:p>1333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52" office:value-type="float">
            <text:p>1352</text:p>
          </table:table-cell>
          <table:table-cell ns42:value-type="float" table:style-name="ce58" office:value="1322" office:value-type="float">
            <text:p>13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Alteveer en Riegshoogtendijk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3" office:value-type="float">
            <text:p>153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3" office:value-type="float">
            <text:p>383</text:p>
          </table:table-cell>
          <table:table-cell ns42:value-type="float" table:style-name="ce58" office:value="359" office:value-type="float">
            <text:p>35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7" office:value-type="float">
            <text:p>407</text:p>
          </table:table-cell>
          <table:table-cell ns42:value-type="float" table:style-name="ce58" office:value="369" office:value-type="float">
            <text:p>36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68" office:value-type="float">
            <text:p>268</text:p>
          </table:table-cell>
          <table:table-cell table:style-name="ce58" table:number-columns-repeated="3"/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70" office:value-type="float">
            <text:p>570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2"/>
          <table:table-cell table:style-name="ce30"/>
          <table:table-cell table:style-name="ce42"/>
          <table:table-cell table:style-name="Default"/>
          <table:table-cell ns42:value-type="float" table:style-name="ce50" office:value="745" office:value-type="float">
            <text:p>745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706" office:value-type="float">
            <text:p>1706</text:p>
          </table:table-cell>
          <table:table-cell ns42:value-type="float" table:style-name="ce58" office:value="1822" office:value-type="float">
            <text:p>182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764" office:value-type="float">
            <text:p>1764</text:p>
          </table:table-cell>
          <table:table-cell ns42:value-type="float" table:style-name="ce58" office:value="1847" office:value-type="float">
            <text:p>184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69" office:value="63" office:value-type="float">
            <text:p>63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442" office:value-type="float">
            <text:p>1442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ns42:value-type="float" table:style-name="ce58" office:value="309" office:value-type="float">
            <text:p>3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60" office:value-type="float">
            <text:p>3460</text:p>
          </table:table-cell>
          <table:table-cell ns42:value-type="float" table:style-name="ce58" office:value="3312" office:value-type="float">
            <text:p>3312</text:p>
          </table:table-cell>
          <table:table-cell ns42:value-type="float" table:style-name="ce58" office:value="706" office:value-type="float">
            <text:p>706</text:p>
          </table:table-cell>
          <table:table-cell ns42:value-type="float" table:style-name="ce58" office:value="605" office:value-type="float">
            <text:p>605</text:p>
          </table:table-cell>
          <table:table-cell ns42:value-type="float" table:style-name="ce58" office:value="4166" office:value-type="float">
            <text:p>4166</text:p>
          </table:table-cell>
          <table:table-cell ns42:value-type="float" table:style-name="ce58" office:value="3917" office:value-type="float">
            <text:p>39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9" office:value-type="float">
            <text:p>9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5930" office:value-type="float">
            <text:p>5930</text:p>
          </table:table-cell>
          <table:table-cell ns42:value-type="float" table:style-name="ce58" office:value="5764" office:value-type="float">
            <text:p>5764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87" office:value-type="float">
            <text:p>2187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166" office:value-type="float">
            <text:p>5166</text:p>
          </table:table-cell>
          <table:table-cell ns42:value-type="float" table:style-name="ce58" office:value="5134" office:value-type="float">
            <text:p>5134</text:p>
          </table:table-cell>
          <table:table-cell ns42:value-type="float" table:style-name="ce58" office:value="768" office:value-type="float">
            <text:p>768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5934" office:value-type="float">
            <text:p>5934</text:p>
          </table:table-cell>
          <table:table-cell ns42:value-type="float" table:style-name="ce58" office:value="5768" office:value-type="float">
            <text:p>5768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69" office:value="72" office:value-type="float">
            <text:p>72</text:p>
          </table:table-cell>
          <table:table-cell ns42:value-type="float" table:style-name="ce76" office:value="118" office:value-type="float">
            <text:p>118</text:p>
          </table:table-cell>
          <table:table-cell ns42:value-type="float" table:style-name="ce82" office:value="10839" office:value-type="float">
            <text:p>10839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table-cell ns42:value-type="string" table:number-rows-spanned="42" table:style-name="ce9" table:number-columns-spanned="1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50" office:value-type="float">
            <text:p>450</text:p>
          </table:table-cell>
          <table:table-cell ns42:value-type="float" table:style-name="ce58" office:value="452" office:value-type="float">
            <text:p>4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1" office:value-type="float">
            <text:p>26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51" office:value-type="float">
            <text:p>551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532" office:value-type="float">
            <text:p>53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V</text:p>
          </table:table-cell>
          <table:table-cell table:style-name="ce29" table:number-columns-repeated="2"/>
          <table:table-cell ns42:value-type="string" table:style-name="ce40" office:value-type="string">
            <text:p>Huis van Bewaring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5" office:value-type="float">
            <text:p>8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2" office:value-type="float">
            <text:p>9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9" office:value-type="float">
            <text:p>18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99" office:value-type="float">
            <text:p>299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85" office:value-type="float">
            <text:p>3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556" office:value-type="float">
            <text:p>556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92" office:value-type="float">
            <text:p>59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265" office:value-type="float">
            <text:p>26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539" office:value-type="float">
            <text:p>539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60" office:value-type="float">
            <text:p>560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175" office:value-type="float">
            <text:p>17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95" office:value-type="float">
            <text:p>95</text:p>
          </table:table-cell>
          <table:table-cell table:style-name="ce58" table:number-columns-repeated="4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1" office:value-type="float">
            <text:p>11</text:p>
          </table:table-cell>
          <table:table-cell ns42:value-type="float" table:style-name="ce103" office:value="260006" office:value-type="float">
            <text:p>260006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office:annotation draw:style-name="gr1" svg:height="55.53pt" draw:caption-point-y="356.51pt" svg:width="92.83pt" svg:x="453.43pt" draw:caption-point-x="-71.63pt" svg:y="5839.65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4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7" table:style-name="ce58" table:number-columns-repeated="2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</text:p>
          </table:table-cell>
          <table:table-cell table:style-name="ce29" table:number-columns-repeated="2"/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3" office:value-type="float">
            <text:p>13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VII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IX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3" table:style-name="ce58" table:number-columns-repeated="2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office:value="8" table:style-name="ce58" table:number-columns-repeated="2" office:value-type="float">
            <text:p>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4" office:value-type="float">
            <text:p>24</text:p>
          </table:table-cell>
          <table:table-cell table:style-name="ce58" table:number-columns-repeated="6"/>
          <table:table-cell ns42:value-type="float" table:style-name="ce58" office:value="44" office:value-type="float">
            <text:p>44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</text:p>
          </table:table-cell>
          <table:table-cell table:style-name="ce29" table:number-columns-repeated="2"/>
          <table:table-cell table:style-name="ce40"/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</text:p>
          </table:table-cell>
          <table:table-cell table:style-name="ce29" table:number-columns-repeated="2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</text:p>
          </table:table-cell>
          <table:table-cell table:style-name="ce29" table:number-columns-repeated="2"/>
          <table:table-cell ns42:value-type="string" table:style-name="ce40" office:value-type="string">
            <text:p>Oosterboer</text:p>
          </table:table-cell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2" office:value-type="float">
            <text:p>13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XIII</text:p>
          </table:table-cell>
          <table:table-cell table:style-name="ce29" table:number-columns-repeated="2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7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7" office:value-type="float">
            <text:p>8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94" office:value-type="float">
            <text:p>94</text:p>
          </table:table-cell>
          <table:table-cell table:style-name="ce58" table:number-columns-repeated="3"/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5" office:value-type="float">
            <text:p>178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36" office:value-type="float">
            <text:p>3636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744" office:value-type="float">
            <text:p>3744</text:p>
          </table:table-cell>
          <table:table-cell ns42:value-type="float" table:style-name="ce58" office:value="4056" office:value-type="float">
            <text:p>405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69" office:value="86" office:value-type="float">
            <text:p>8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15" office:value-type="float">
            <office:annotation draw:style-name="gr1" svg:height="55.47pt" draw:caption-point-y="298.01pt" svg:width="92.83pt" svg:x="453.43pt" draw:caption-point-x="-71.63pt" svg:y="6216.92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1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69" office:value="160" office:value-type="float">
            <text:p>160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office:annotation draw:style-name="gr1" svg:height="55.47pt" draw:caption-point-y="298.01pt" svg:width="92.83pt" svg:x="453.43pt" draw:caption-point-x="-71.63pt" svg:y="6229.67pt" draw:text-style-name="P2">
              <dc:creator>CDM</dc:creator>
              <dc:date>2014-12-12T00:00:00</dc:date>
              <text:p text:style-name="P1"><text:span text:style-name="T1">Hieronder 3 woonwagens</text:span></text:p>
            </office:annotation>
            <text:p>190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3 woonwagens</text:p>
            </office:annotation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4331" office:value-type="float">
            <text:p>4331</text:p>
          </table:table-cell>
          <table:table-cell ns42:value-type="float" table:style-name="ce58" office:value="4567" office:value-type="float">
            <text:p>456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00" office:value-type="float">
            <text:p>190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977" office:value-type="float">
            <text:p>3977</text:p>
          </table:table-cell>
          <table:table-cell ns42:value-type="float" table:style-name="ce58" office:value="4337" office:value-type="float">
            <text:p>4337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4333" office:value-type="float">
            <text:p>4333</text:p>
          </table:table-cell>
          <table:table-cell ns42:value-type="float" table:style-name="ce58" office:value="4568" office:value-type="float">
            <text:p>4568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69" office:value="246" office:value-type="float">
            <text:p>246</text:p>
          </table:table-cell>
          <table:table-cell ns42:value-type="float" table:style-name="ce76" office:value="119" office:value-type="float">
            <text:p>119</text:p>
          </table:table-cell>
          <table:table-cell ns42:value-type="float" table:style-name="ce82" office:value="11204" office:value-type="float">
            <text:p>11204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1" table:number-columns-spanned="1" office:value-type="string">
            <text:p><text:span text:style-name="T2">Nijeveen</text:span><text:span text:style-name="T3"> (Geene kom)</text:span>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Afdeeling</text:p>
          </table:table-cell>
          <table:table-cell ns42:value-type="string" table:style-name="ce29" office:value-type="string">
            <text:p>Nijeveen</text:p>
          </table:table-cell>
          <table:table-cell table:style-name="ce40"/>
          <table:table-cell table:style-name="Default"/>
          <table:table-cell ns42:value-type="float" table:style-name="ce50" office:value="98" office:value-type="float">
            <text:p>9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Nijveensche Bovenboer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lderv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table:style-name="ce29" table:number-columns-repeated="2"/>
          <table:table-cell ns42:value-type="string" table:style-name="ce29" office:value-type="string">
            <text:p>Kolderveensche Bovenboer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65" office:value-type="float">
            <text:p>6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74" office:value-type="float">
            <text:p>2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1" office:value-type="float">
            <text:p>621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31" office:value-type="float">
            <text:p>63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1" office:value-type="float">
            <text:p>121</text:p>
          </table:table-cell>
          <table:table-cell ns42:value-type="float" table:style-name="ce82" office:value="10774" office:value-type="float">
            <text:p>1077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2" office:value-type="float">
            <text:p>12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2" table:style-name="ce9" table:number-columns-spanned="1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 table:number-columns-repeated="2"/>
          <table:table-cell ns42:value-type="string" table:style-name="ce29" office:value-type="string">
            <text:p>Norg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office:annotation draw:style-name="gr1" svg:height="55.5pt" draw:caption-point-y="208.01pt" svg:width="92.83pt" svg:x="453.43pt" draw:caption-point-x="-71.63pt" svg:y="6472.66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8" table:style-name="ce58" table:number-columns-repeated="2" office:value-type="float">
            <text:p>8</text:p>
          </table:table-cell>
          <table:table-cell table:style-name="ce58" table:number-columns-repeated="2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4" office:value-type="float">
            <text:p>34</text:p>
          </table:table-cell>
          <table:table-cell table:style-name="ce58" table:number-columns-repeated="8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998" office:value-type="float">
            <text:p>998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01" office:value-type="float">
            <text:p>100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33" office:value-type="float">
            <text:p>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7"/>
          <table:table-cell table:style-name="TL_20_Data" table:number-columns-repeated="2"/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93" office:value-type="float">
            <text:p>1093</text:p>
          </table:table-cell>
          <table:table-cell ns42:value-type="float" table:style-name="ce58" office:value="164" office:value-type="float">
            <text:p>16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eenhuizen III</text:p>
          </table:table-cell>
          <table:table-cell ns42:value-type="string" table:style-name="ce40" office:value-type="string">
            <text:p>Hoofdgebouw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10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Bijgebouwen</text:p>
          </table:table-cell>
          <table:table-cell table:style-name="Default"/>
          <table:table-cell ns42:value-type="float" table:style-name="ce50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48" office:value-type="float">
            <text:p>1148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57" office:value-type="float">
            <text:p>115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Infanterie-Kazerne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10"/>
          <table:table-cell ns42:value-type="float" table:style-name="ce58" office:value="51" office:value-type="float">
            <text:p>5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Peest</text:p>
          </table:table-cell>
          <table:table-cell ns42:value-type="string" table:style-name="ce40" office:value-type="string">
            <text:p>Ned. Herv. Diac. Armenziek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orgervaart</text:p>
          </table:table-cell>
          <table:table-cell table:style-name="ce40"/>
          <table:table-cell table:style-name="Default"/>
          <table:table-cell ns42:value-type="float" table:style-name="ce50" office:value="24" office:value-type="float">
            <text:p>24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vel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stervelde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en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angelo</text:p>
          </table:table-cell>
          <table:table-cell table:style-name="ce40"/>
          <table:table-cell table:style-name="Default"/>
          <table:table-cell ns42:value-type="float" table:style-name="ce50" office:value="27" office:value-type="float">
            <text:p>27</text:p>
          </table:table-cell>
          <table:table-cell table:style-name="ce58" table:number-columns-repeated="4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81" office:value-type="float">
            <text:p>8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0" office:value-type="float">
            <text:p>120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238" office:value-type="float">
            <text:p>23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9" office:value-type="float">
            <office:annotation draw:style-name="gr1" svg:height="55.5pt" draw:caption-point-y="208.01pt" svg:width="92.83pt" svg:x="453.43pt" draw:caption-point-x="-71.63pt" svg:y="6702.15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4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49" office:value-type="float">
            <text:p>3749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772" office:value-type="float">
            <text:p>3772</text:p>
          </table:table-cell>
          <table:table-cell ns42:value-type="float" table:style-name="ce58" office:value="813" office:value-type="float">
            <text:p>81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office:annotation draw:style-name="gr1" svg:height="55.5pt" draw:caption-point-y="208.01pt" svg:width="92.83pt" svg:x="453.43pt" draw:caption-point-x="-71.63pt" svg:y="6714.91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6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3" office:value-type="float">
            <text:p>403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69" office:value-type="float">
            <text:p>469</text:p>
          </table:table-cell>
          <table:table-cell ns42:value-type="float" table:style-name="ce58" office:value="30" office:value-type="float">
            <text:p>30</text:p>
          </table:table-cell>
          <table:table-cell table:style-name="ce58" table:number-columns-repeated="3"/>
          <table:table-cell ns42:value-type="float" table:style-name="ce58" office:value="4007" office:value-type="float">
            <text:p>4007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034" office:value-type="float">
            <text:p>4034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69" office:value="20" office:value-type="float">
            <text:p>20</text:p>
          </table:table-cell>
          <table:table-cell ns42:value-type="float" table:style-name="ce76" office:value="120" office:value-type="float">
            <text:p>120</text:p>
          </table:table-cell>
          <table:table-cell ns42:value-type="float" table:style-name="ce82" office:value="10608" office:value-type="float">
            <text:p>10608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table-cell ns42:value-type="string" table:number-rows-spanned="26" table:style-name="ce9" table:number-columns-spanned="1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0" office:value-type="float">
            <text:p>210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table:style-name="ce58" table:number-columns-repeated="2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door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o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ijndijk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aantj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42" office:value-type="float">
            <text:p>4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doorn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68" office:value-type="float">
            <text:p>268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office:value="3" table:style-name="ce58" table:number-columns-repeated="5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3" office:value-type="float">
            <text:p>13</text:p>
          </table:table-cell>
          <table:table-cell ns42:value-type="float" table:style-name="ce103" office:value="260007" office:value-type="float">
            <text:p>260007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xloërveen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table:style-name="ce40"/>
          <table:table-cell table:style-name="Default"/>
          <table:table-cell ns42:value-type="float" table:style-name="ce50" office:value="168" office:value-type="float">
            <text:p>16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426" office:value-type="float">
            <text:p>426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xloë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12" office:value-type="float">
            <text:p>1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Valtherveen</text:p>
          </table:table-cell>
          <table:table-cell table:style-name="ce40"/>
          <table:table-cell table:style-name="Default"/>
          <table:table-cell ns42:value-type="float" table:style-name="ce50" office:value="193" office:value-type="float">
            <text:p>1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42" office:value-type="float">
            <text:p>54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berg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althermon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6" office:value-type="float">
            <text:p>34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29" office:value-type="float">
            <text:p>929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943" office:value-type="float">
            <text:p>943</text:p>
          </table:table-cell>
          <table:table-cell ns42:value-type="float" table:style-name="ce58" office:value="852" office:value-type="float">
            <text:p>85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914" office:value-type="float">
            <text:p>914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381" office:value-type="float">
            <text:p>2381</text:p>
          </table:table-cell>
          <table:table-cell ns42:value-type="float" table:style-name="ce58" office:value="2367" office:value-type="float">
            <text:p>23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437" office:value-type="float">
            <text:p>2437</text:p>
          </table:table-cell>
          <table:table-cell ns42:value-type="float" table:style-name="ce58" office:value="2402" office:value-type="float">
            <text:p>240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0" office:value-type="float">
            <text:p>1260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10" office:value-type="float">
            <text:p>3310</text:p>
          </table:table-cell>
          <table:table-cell ns42:value-type="float" table:style-name="ce58" office:value="3204" office:value-type="float">
            <text:p>3204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380" office:value-type="float">
            <text:p>3380</text:p>
          </table:table-cell>
          <table:table-cell ns42:value-type="float" table:style-name="ce58" office:value="3254" office:value-type="float">
            <text:p>3254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45" office:value-type="float">
            <text:p>45</text:p>
          </table:table-cell>
          <table:table-cell ns42:value-type="float" table:style-name="ce76" office:value="122" office:value-type="float">
            <text:p>122</text:p>
          </table:table-cell>
          <table:table-cell ns42:value-type="float" table:style-name="ce82" office:value="11320" office:value-type="float">
            <text:p>11320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table-cell ns42:value-type="string" table:number-rows-spanned="15" table:style-name="ce9" table:number-columns-spanned="1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Oosterhessel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office:annotation draw:style-name="gr1" svg:height="55.5pt" draw:caption-point-y="126.28pt" svg:width="92.83pt" svg:x="453.43pt" draw:caption-point-x="-71.63pt" svg:y="7166.38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5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ees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04" office:value-type="float">
            <text:p>10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40" office:value-type="float">
            <text:p>2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en</text:p>
          </table:table-cell>
          <table:table-cell table:style-name="ce40"/>
          <table:table-cell table:style-name="Default"/>
          <table:table-cell ns42:value-type="float" table:style-name="ce50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9" office:value-type="float">
            <text:p>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Oosterhesselen</text:p>
          </table:table-cell>
          <table:table-cell ns42:value-type="string" table:style-name="ce29" office:value-type="string">
            <text:p>Kanaal onder Oosterhessel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Gehucht Klenk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 Gees</text:p>
          </table:table-cell>
          <table:table-cell ns42:value-type="string" table:style-name="ce29" office:value-type="string">
            <text:p>Kanaal onder Gees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38" office:value-type="float">
            <text:p>38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Zwinderen</text:p>
          </table:table-cell>
          <table:table-cell ns42:value-type="string" table:style-name="Default" office:value-type="string">
            <text:p>Geeserveld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winderscheveld en veen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 table:number-columns-repeated="2"/>
          <table:table-cell ns42:value-type="float" table:style-name="ce58" office:value="92" office:value-type="float">
            <text:p>92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92" office:value-type="float">
            <office:annotation draw:style-name="gr1" svg:height="55.47pt" draw:caption-point-y="239.53pt" svg:width="92.83pt" svg:x="453.43pt" draw:caption-point-x="-71.63pt" svg:y="7257.15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19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20" office:value-type="float">
            <text:p>520</text:p>
          </table:table-cell>
          <table:table-cell ns42:value-type="float" table:style-name="ce58" office:value="471" office:value-type="float">
            <text:p>47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table:style-name="ce58" table:number-columns-repeated="2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office:annotation draw:style-name="gr1" svg:height="55.47pt" draw:caption-point-y="113.5pt" svg:width="92.83pt" svg:x="453.43pt" draw:caption-point-x="-71.63pt" svg:y="7408.66pt" draw:text-style-name="P2">
              <dc:creator>CDM</dc:creator>
              <dc:date>2014-12-12T00:00:00</dc:date>
              <text:p text:style-name="P1"><text:span text:style-name="T1">Hieronder 2 woonwagens</text:span></text:p>
            </office:annotation>
            <text:p>25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2 woonwagens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58" office:value-type="float">
            <text:p>25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690" office:value-type="float">
            <text:p>690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3" office:value-type="float">
            <text:p>693</text:p>
          </table:table-cell>
          <table:table-cell ns42:value-type="float" table:style-name="ce58" office:value="646" office:value-type="float">
            <text:p>6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23" office:value-type="float">
            <text:p>123</text:p>
          </table:table-cell>
          <table:table-cell ns42:value-type="float" table:style-name="ce82" office:value="10490" office:value-type="float">
            <text:p>1049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4" office:value-type="float">
            <text:p>14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Peize</text:p>
          </table:table-cell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e Hoest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7" office:value-type="float">
            <text:p>67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ol</text:p>
          </table:table-cell>
          <table:table-cell ns42:value-type="string" table:style-name="ce40" office:value-type="string">
            <text:p>Armwerk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48" office:value-type="float">
            <text:p>14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Wol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et Klundersve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9"/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84" office:value-type="float">
            <text:p>18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2" office:value-type="float">
            <text:p>412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59" office:value-type="float">
            <text:p>159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43" office:value-type="float">
            <text:p>34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43" office:value-type="float">
            <text:p>843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4" office:value-type="float">
            <text:p>124</text:p>
          </table:table-cell>
          <table:table-cell ns42:value-type="float" table:style-name="ce82" office:value="10501" office:value-type="float">
            <text:p>10501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table:style-name="ce40"/>
          <table:table-cell table:style-name="Default"/>
          <table:table-cell ns42:value-type="float" table:style-name="ce50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31" office:value-type="float">
            <text:p>231</text:p>
          </table:table-cell>
          <table:table-cell ns42:value-type="float" table:style-name="ce58" office:value="211" office:value-type="float">
            <text:p>21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 table:number-columns-repeated="2"/>
          <table:table-cell ns42:value-type="float" table:style-name="ce58" office:value="51" office:value-type="float">
            <text:p>5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 table:number-columns-repeated="2"/>
          <table:table-cell ns42:value-type="float" table:style-name="ce58" office:value="37" office:value-type="float">
            <text:p>37</text:p>
          </table:table-cell>
          <table:table-cell ns42:value-type="float" table:style-name="ce58" office:value="43" office:value-type="float">
            <text:p>43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andebuur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d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9" office:value-type="float">
            <text:p>49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Lieveren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0" table:style-name="ce58" table:number-columns-repeated="2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veld</text:p>
          </table:table-cell>
          <table:table-cell table:style-name="ce40"/>
          <table:table-cell table:style-name="Default"/>
          <table:table-cell ns42:value-type="float" table:style-name="ce50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2" office:value-type="float">
            <text:p>20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esch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lt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heil</text:p>
          </table:table-cell>
          <table:table-cell table:style-name="ce40"/>
          <table:table-cell table:style-name="Default"/>
          <table:table-cell ns42:value-type="float" table:style-name="ce50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etap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Leutingewolde</text:p>
          </table:table-cell>
          <table:table-cell table:style-name="ce40"/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office:value="76" table:style-name="ce58" table:number-columns-repeated="2" office:value-type="float">
            <text:p>7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79" office:value-type="float">
            <text:p>7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Fokswolde</text:p>
          </table:table-cell>
          <table:table-cell table:style-name="ce40"/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table:style-name="ce58" table:number-columns-repeated="2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oderwold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tsloot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78" office:value-type="float">
            <text:p>1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481" office:value-type="float">
            <text:p>481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7" office:value-type="float">
            <text:p>7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01" office:value-type="float">
            <text:p>4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911" office:value-type="float">
            <text:p>911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921" office:value-type="float">
            <text:p>9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79" office:value-type="float">
            <text:p>5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3" office:value-type="float">
            <text:p>13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416" office:value-type="float">
            <text:p>1416</text:p>
          </table:table-cell>
          <table:table-cell ns42:value-type="float" table:style-name="ce58" office:value="1389" office:value-type="float">
            <text:p>1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25" office:value-type="float">
            <text:p>125</text:p>
          </table:table-cell>
          <table:table-cell ns42:value-type="float" table:style-name="ce82" office:value="10699" office:value-type="float">
            <text:p>1069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5" office:value-type="float">
            <text:p>15</text:p>
          </table:table-cell>
          <table:table-cell ns42:value-type="float" table:style-name="ce103" office:value="260008" office:value-type="float">
            <text:p>260008</text:p>
          </table:table-cell>
          <table:table-cell table:number-columns-repeated="996"/>
        </table:table-row>
        <table:table-row table:style-name="ro7">
          <table:table-cell ns42:value-type="string" table:number-rows-spanned="15" table:style-name="ce9" table:number-columns-spanned="1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olde</text:p>
          </table:table-cell>
          <table:table-cell ns42:value-type="string" table:style-name="ce40" office:value-type="string">
            <text:p>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A</text:p>
          </table:table-cell>
          <table:table-cell table:style-name="ce29" table:number-columns-repeated="2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5" office:value-type="float">
            <text:p>1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372" office:value-type="float">
            <text:p>37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64" office:value-type="float">
            <text:p>6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ns42:value-type="string" table:style-name="ce29" office:value-type="string">
            <text:p>Gehucht </text:p>
          </table:table-cell>
          <table:table-cell ns42:value-type="string" table:style-name="ce29" office:value-type="string">
            <text:p>Ballo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97" office:value-type="float">
            <text:p>97</text:p>
          </table:table-cell>
          <table:table-cell ns42:value-type="float" table:style-name="ce58" office:value="94" office:value-type="float">
            <text:p>9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Schoonlo</text:p>
          </table:table-cell>
          <table:table-cell table:style-name="ce40"/>
          <table:table-cell table:style-name="Default"/>
          <table:table-cell ns42:value-type="float" table:style-name="ce50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9" office:value-type="float">
            <text:p>69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Amen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kehaar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e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lders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lan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uurz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Grollo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30" office:value-type="float">
            <text:p>2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78" office:value-type="float">
            <text:p>57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528" office:value-type="float">
            <text:p>5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26" office:value-type="float">
            <text:p>12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329" office:value-type="float">
            <text:p>329</text:p>
          </table:table-cell>
          <table:table-cell table:style-name="ce58"/>
          <table:table-cell table:style-name="ce69"/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6" office:value-type="float">
            <text:p>3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938" office:value-type="float">
            <text:p>938</text:p>
          </table:table-cell>
          <table:table-cell ns42:value-type="float" table:style-name="ce58" office:value="848" office:value-type="float">
            <text:p>84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951" office:value-type="float">
            <text:p>951</text:p>
          </table:table-cell>
          <table:table-cell ns42:value-type="float" table:style-name="ce58" office:value="857" office:value-type="float">
            <text:p>8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6" office:value-type="float">
            <text:p>126</text:p>
          </table:table-cell>
          <table:table-cell ns42:value-type="float" table:style-name="ce82" office:value="10470" office:value-type="float">
            <text:p>1047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49" table:style-name="ce9" table:number-columns-spanned="1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Ruin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number-rows-spanned="2" table:style-name="ce33" table:number-columns-spanned="1" office:value-type="string">
            <text:p>Gehucht Geuzinge</text:p>
          </table:table-cell>
          <table:table-cell ns42:value-type="string" table:style-name="ce29" office:value-type="string">
            <text:p>Geuzinge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covered-table-cell table:style-name="ce34"/>
          <table:table-cell ns42:value-type="string" table:style-name="ce29" office:value-type="string">
            <text:p>Hult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Gijsselt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ostweg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office:value="32" table:style-name="ce58" table:number-columns-repeated="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ees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Oldenhav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oekangerveld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8" table:style-name="ce58" table:number-columns-repeated="2" office:value-type="float">
            <text:p>2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e Weide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jkveld</text:p>
          </table:table-cell>
          <table:table-cell ns42:value-type="string" table:style-name="ce40" office:value-type="string">
            <text:p>Nederl. Herv.</text:p>
          </table:table-cell>
          <table:table-cell table:style-name="Default"/>
          <table:table-cell table:style-name="ce50"/>
          <table:table-cell table:style-name="ce58" table:number-columns-repeated="11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1" office:value-type="float">
            <text:p>31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32" table:style-name="ce58" table:number-columns-repeated="2" office:value-type="float">
            <text:p>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ank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uinerdij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office:value="28" table:style-name="ce58" table:number-columns-repeated="2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rmweide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3" office:value-type="float">
            <text:p>63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ordharen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g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ttevee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endersch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ngeland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7" office:value-type="float">
            <text:p>67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aterleuz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Achterdijk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table:style-name="ce58" table:number-columns-repeated="4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Ansen</text:p>
          </table:table-cell>
          <table:table-cell table:style-name="ce40"/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 table:number-columns-repeated="2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eebrugg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nserweide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6" office:value-type="float">
            <text:p>16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Anholt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ralo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uil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ult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" office:value-type="float">
            <text:p>13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</text:p>
          </table:table-cell>
          <table:table-cell table:style-name="ce40"/>
          <table:table-cell table:style-name="Default"/>
          <table:table-cell ns42:value-type="float" table:style-name="ce50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tuifzand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wartschaa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17" office:value-type="float">
            <text:p>117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esserdijk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39" office:value-type="float">
            <text:p>3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luitenberg</text:p>
          </table:table-cell>
          <table:table-cell table:style-name="ce40"/>
          <table:table-cell table:style-name="Default"/>
          <table:table-cell ns42:value-type="float" table:style-name="ce50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alenberg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adterij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oldijk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0" office:value-type="float">
            <text:p>2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cht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6" office:value-type="float">
            <text:p>46</text:p>
          </table:table-cell>
          <table:table-cell table:style-name="ce58" table:number-columns-repeated="4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 table:number-columns-repeated="2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table:style-name="ce58" table:number-columns-repeated="6"/>
          <table:table-cell ns42:value-type="float" table:style-name="ce58" office:value="38" office:value-type="float">
            <text:p>38</text:p>
          </table:table-cell>
          <table:table-cell ns42:value-type="float" table:style-name="ce69" office:value="31" office:value-type="float">
            <text:p>31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Hondhan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Holthaar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2" office:value-type="float">
            <text:p>10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85" office:value-type="float">
            <text:p>58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495" office:value-type="float">
            <text:p>1495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4" office:value-type="float">
            <text:p>1524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9" office:value="35" office:value-type="float">
            <text:p>35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5" office:value-type="float">
            <text:p>1755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7" office:value-type="float">
            <text:p>68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723" office:value-type="float">
            <text:p>1723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756" office:value-type="float">
            <text:p>1756</text:p>
          </table:table-cell>
          <table:table-cell ns42:value-type="float" table:style-name="ce58" office:value="1621" office:value-type="float">
            <text:p>162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69" office:value="39" office:value-type="float">
            <text:p>39</text:p>
          </table:table-cell>
          <table:table-cell ns42:value-type="float" table:style-name="ce76" office:value="127" office:value-type="float">
            <text:p>127</text:p>
          </table:table-cell>
          <table:table-cell ns42:value-type="float" table:style-name="ce82" office:value="10629" office:value-type="float">
            <text:p>1062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Dijkhuizen</text:p>
          </table:table-cell>
          <table:table-cell table:style-name="ce40"/>
          <table:table-cell table:style-name="Default"/>
          <table:table-cell ns42:value-type="float" table:style-name="ce50" office:value="93" office:value-type="float">
            <text:p>9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erstee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14" table:style-name="ce58" table:number-columns-repeated="2" office:value-type="float">
            <text:p>14</text:p>
          </table:table-cell>
          <table:table-cell table:style-name="ce58" table:number-columns-repeated="2"/>
          <table:table-cell ns42:value-type="float" office:value="14" table:style-name="ce58" table:number-columns-repeated="2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osteinde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Ruige Kluft</text:p>
          </table:table-cell>
          <table:table-cell table:style-name="ce40"/>
          <table:table-cell table:style-name="Default"/>
          <table:table-cell ns42:value-type="float" table:style-name="ce50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8" office:value-type="float">
            <text:p>188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5" office:value-type="float">
            <text:p>19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ale Kluft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46" office:value-type="float">
            <text:p>1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Buiterhuiz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lijdenstei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Kraa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akswolde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07" office:value-type="float">
            <text:p>107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8" office:value-type="float">
            <text:p>108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weelo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1" office:value-type="float">
            <text:p>3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oekhuizen</text:p>
          </table:table-cell>
          <table:table-cell table:style-name="ce40"/>
          <table:table-cell table:style-name="Default"/>
          <table:table-cell ns42:value-type="float" table:style-name="ce50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eerwille</text:p>
          </table:table-cell>
          <table:table-cell table:style-name="ce40"/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04" office:value-type="float">
            <text:p>104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5" office:value-type="float">
            <text:p>105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0" office:value-type="float">
            <text:p>350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08" office:value-type="float">
            <text:p>908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22" office:value-type="float">
            <text:p>922</text:p>
          </table:table-cell>
          <table:table-cell ns42:value-type="float" table:style-name="ce58" office:value="887" office:value-type="float">
            <text:p>8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50" office:value-type="float">
            <text:p>45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11" office:value-type="float">
            <text:p>1111</text:p>
          </table:table-cell>
          <table:table-cell ns42:value-type="float" table:style-name="ce58" office:value="1094" office:value-type="float">
            <text:p>109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29" office:value-type="float">
            <text:p>1129</text:p>
          </table:table-cell>
          <table:table-cell ns42:value-type="float" table:style-name="ce58" office:value="1100" office:value-type="float">
            <text:p>110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28" office:value-type="float">
            <text:p>128</text:p>
          </table:table-cell>
          <table:table-cell ns42:value-type="float" table:style-name="ce82" office:value="10944" office:value-type="float">
            <text:p>1094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7" office:value-type="float">
            <text:p>17</text:p>
          </table:table-cell>
          <table:table-cell ns42:value-type="float" table:style-name="ce103" office:value="260009" office:value-type="float">
            <text:p>260009</text:p>
          </table:table-cell>
          <table:table-cell table:number-columns-repeated="996"/>
        </table:table-row>
        <table:table-row table:style-name="ro8">
          <table:table-cell ns42:value-type="string" table:number-rows-spanned="5" table:style-name="ce11" table:number-columns-spanned="1" office:value-type="string">
            <text:p><text:span text:style-name="T2">Schoonebeek</text:span><text:span text:style-name="T3"> (Geene kom)</text:span>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Oud Schoonebeek</text:p>
          </table:table-cell>
          <table:table-cell ns42:value-type="string" table:style-name="ce40" office:value-type="string">
            <text:p>Armhuis der Ned. Herv. Diaconie</text:p>
          </table:table-cell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4" office:value-type="float">
            <text:p>434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37" office:value-type="float">
            <text:p>43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oonebeekerveld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3" office:value-type="float">
            <text:p>9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11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Nieuw-Schoonebeek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362" office:value-type="float">
            <text:p>362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11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20" office:value-type="float">
            <text:p>32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890" office:value-type="float">
            <text:p>890</text:p>
          </table:table-cell>
          <table:table-cell ns42:value-type="float" table:style-name="ce58" office:value="808" office:value-type="float">
            <text:p>8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99" office:value-type="float">
            <text:p>899</text:p>
          </table:table-cell>
          <table:table-cell ns42:value-type="float" table:style-name="ce58" office:value="811" office:value-type="float">
            <text:p>8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29" office:value-type="float">
            <text:p>129</text:p>
          </table:table-cell>
          <table:table-cell ns42:value-type="float" table:style-name="ce82" office:value="10064" office:value-type="float">
            <text:p>10064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4" table:style-name="ce9" table:number-columns-spanned="1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70" office:value-type="float">
            <office:annotation draw:style-name="gr1" svg:height="55.53pt" draw:caption-point-y="-142.98pt" svg:width="92.83pt" svg:x="453.43pt" draw:caption-point-x="-71.63pt" svg:y="9322.6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7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table:style-name="ce58" table:number-columns-repeated="2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3" office:value-type="float">
            <text:p>15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98" office:value-type="float">
            <text:p>98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3" office:value-type="float">
            <text:p>3</text:p>
          </table:table-cell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9" office:value-type="float">
            <text:p>9</text:p>
          </table:table-cell>
          <table:table-cell table:style-name="ce58" table:number-columns-repeated="6"/>
          <table:table-cell ns42:value-type="float" table:style-name="ce58" office:value="21" office:value-type="float">
            <text:p>21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Zuidsl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iphoorn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 table:number-columns-repeated="2"/>
          <table:table-cell ns42:value-type="float" table:style-name="ce58" office:value="48" office:value-type="float">
            <text:p>48</text:p>
          </table:table-cell>
          <table:table-cell ns42:value-type="float" table:style-name="ce58" office:value="52" office:value-type="float">
            <text:p>52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oordsleen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't Haantj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Erm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83" office:value-type="float">
            <text:p>83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Ermerve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Schoonoord</text:p>
          </table:table-cell>
          <table:table-cell table:style-name="ce40"/>
          <table:table-cell table:style-name="Default"/>
          <table:table-cell ns42:value-type="float" table:style-name="ce50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68" office:value-type="float">
            <text:p>168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71" office:value-type="float">
            <text:p>171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Veenoord</text:p>
          </table:table-cell>
          <table:table-cell table:style-name="ce40"/>
          <table:table-cell table:style-name="Default"/>
          <table:table-cell ns42:value-type="float" table:style-name="ce50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2" office:value-type="float">
            <text:p>3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n Hool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r</text:p>
          </table:table-cell>
          <table:table-cell table:style-name="ce40"/>
          <table:table-cell table:style-name="Default"/>
          <table:table-cell ns42:value-type="float" table:style-name="ce50" office:value="13" office:value-type="float">
            <text:p>13</text:p>
          </table:table-cell>
          <table:table-cell table:style-name="ce58" table:number-columns-repeated="4"/>
          <table:table-cell ns42:value-type="float" office:value="29" table:style-name="ce58" table:number-columns-repeated="2" office:value-type="float">
            <text:p>29</text:p>
          </table:table-cell>
          <table:table-cell table:style-name="ce58" table:number-columns-repeated="2"/>
          <table:table-cell ns42:value-type="float" office:value="29" table:style-name="ce58" table:number-columns-repeated="2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13" office:value-type="float">
            <office:annotation draw:style-name="gr1" svg:height="55.53pt" draw:caption-point-y="-155.71pt" svg:width="92.83pt" svg:x="453.43pt" draw:caption-point-x="-71.63pt" svg:y="9564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1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8" office:value-type="float">
            <text:p>778</text:p>
          </table:table-cell>
          <table:table-cell ns42:value-type="float" table:style-name="ce58" office:value="673" office:value-type="float">
            <text:p>67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680" office:value-type="float">
            <text:p>68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9" office:value="29" office:value-type="float">
            <text:p>29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30" office:value-type="float">
            <text:p>330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ns42:value-type="float" table:style-name="ce58" office:value="809" office:value-type="float">
            <text:p>809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759" office:value-type="float">
            <text:p>75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office:annotation draw:style-name="gr1" svg:height="55.53pt" draw:caption-point-y="-155.74pt" svg:width="92.83pt" svg:x="453.43pt" draw:caption-point-x="-71.63pt" svg:y="9590.4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64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4" office:value-type="float">
            <text:p>1614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43" office:value-type="float">
            <text:p>64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587" office:value-type="float">
            <text:p>1587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615" office:value-type="float">
            <text:p>1615</text:p>
          </table:table-cell>
          <table:table-cell ns42:value-type="float" table:style-name="ce58" office:value="1439" office:value-type="float">
            <text:p>143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9" office:value="33" office:value-type="float">
            <text:p>33</text:p>
          </table:table-cell>
          <table:table-cell ns42:value-type="float" table:style-name="ce76" office:value="130" office:value-type="float">
            <text:p>130</text:p>
          </table:table-cell>
          <table:table-cell ns42:value-type="float" table:style-name="ce82" office:value="10489" office:value-type="float">
            <text:p>10489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20" table:style-name="ce9" table:number-columns-spanned="1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02" office:value-type="float">
            <text:p>20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4" office:value-type="float">
            <text:p>434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0" office:value-type="float">
            <text:p>10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50" office:value-type="float">
            <text:p>15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25" office:value-type="float">
            <text:p>325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315" office:value-type="float">
            <text:p>3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Boven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29" office:value-type="float">
            <text:p>22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574" office:value-type="float">
            <text:p>574</text:p>
          </table:table-cell>
          <table:table-cell ns42:value-type="float" table:style-name="ce58" office:value="519" office:value-type="float">
            <text:p>5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6" office:value-type="float">
            <text:p>586</text:p>
          </table:table-cell>
          <table:table-cell ns42:value-type="float" table:style-name="ce58" office:value="520" office:value-type="float">
            <text:p>52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 table:number-columns-repeated="2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loosterveen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office:value="7" table:style-name="ce58" table:number-columns-repeated="2" office:value-type="float">
            <text:p>7</text:p>
          </table:table-cell>
          <table:table-cell table:style-name="ce58" table:number-columns-repeated="2"/>
          <table:table-cell ns42:value-type="float" office:value="7" table:style-name="ce58" table:number-columns-repeated="2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181" office:value-type="float">
            <text:p>181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Hijkersmilde</text:p>
          </table:table-cell>
          <table:table-cell table:style-name="ce40"/>
          <table:table-cell table:style-name="Default"/>
          <table:table-cell ns42:value-type="float" table:style-name="ce50" office:value="99" office:value-type="float">
            <text:p>9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37" office:value-type="float">
            <text:p>237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Hoogersmild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173" office:value-type="float">
            <text:p>1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2" office:value-type="float">
            <text:p>422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table:style-name="ce58" table:number-columns-repeated="3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52" office:value-type="float">
            <text:p>35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8" office:value-type="float">
            <text:p>748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64" office:value-type="float">
            <text:p>76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9" office:value="26" office:value-type="float">
            <text:p>2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83" office:value-type="float">
            <text:p>683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87" office:value-type="float">
            <text:p>1687</text:p>
          </table:table-cell>
          <table:table-cell ns42:value-type="float" table:style-name="ce58" office:value="1537" office:value-type="float">
            <text:p>1537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857" office:value-type="float">
            <text:p>1857</text:p>
          </table:table-cell>
          <table:table-cell ns42:value-type="float" table:style-name="ce58" office:value="1646" office:value-type="float">
            <text:p>1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9" office:value="30" office:value-type="float">
            <text:p>30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4" office:value-type="float">
            <text:p>194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35" office:value-type="float">
            <text:p>103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58" office:value-type="float">
            <text:p>5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92" office:value-type="float">
            <text:p>2292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630" office:value-type="float">
            <text:p>2630</text:p>
          </table:table-cell>
          <table:table-cell ns42:value-type="float" table:style-name="ce58" office:value="2410" office:value-type="float">
            <text:p>241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9" office:value="56" office:value-type="float">
            <text:p>56</text:p>
          </table:table-cell>
          <table:table-cell ns42:value-type="float" table:style-name="ce76" office:value="131" office:value-type="float">
            <text:p>131</text:p>
          </table:table-cell>
          <table:table-cell ns42:value-type="float" table:style-name="ce82" office:value="11033" office:value-type="float">
            <text:p>11033</text:p>
          </table:table-cell>
          <table:table-cell ns42:value-type="float" table:style-name="ce84" office:value="3" office:value-type="float">
            <text:p>3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I</text:p>
          </table:table-cell>
          <table:table-cell ns42:value-type="string" table:style-name="ce29" office:value-type="string">
            <text:p>Kom</text:p>
          </table:table-cell>
          <table:table-cell ns42:value-type="string" table:style-name="ce29" office:value-type="string">
            <text:p>Vledder</text:p>
          </table:table-cell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I</text:p>
          </table:table-cell>
          <table:table-cell table:style-name="ce29"/>
          <table:table-cell ns42:value-type="string" table:style-name="ce29" office:value-type="string">
            <text:p>Vledderveld</text:p>
          </table:table-cell>
          <table:table-cell table:style-name="ce40"/>
          <table:table-cell table:style-name="Default"/>
          <table:table-cell ns42:value-type="float" table:style-name="ce50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0" office:value-type="float">
            <text:p>90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95" office:value-type="float">
            <text:p>95</text:p>
          </table:table-cell>
          <table:table-cell ns42:value-type="float" table:style-name="ce58" office:value="80" office:value-type="float">
            <text:p>8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Vledderveen</text:p>
          </table:table-cell>
          <table:table-cell table:style-name="ce40"/>
          <table:table-cell table:style-name="Default"/>
          <table:table-cell ns42:value-type="float" table:style-name="ce50" office:value="86" office:value-type="float">
            <text:p>8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239" office:value-type="float">
            <text:p>239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1" office:value-type="float">
            <text:p>241</text:p>
          </table:table-cell>
          <table:table-cell ns42:value-type="float" table:style-name="ce58" office:value="220" office:value-type="float">
            <text:p>22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</text:p>
          </table:table-cell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Nijensleekerveld</text:p>
          </table:table-cell>
          <table:table-cell table:style-name="ce40"/>
          <table:table-cell table:style-name="Default"/>
          <table:table-cell ns42:value-type="float" table:style-name="ce50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oldersum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ateren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II</text:p>
          </table:table-cell>
          <table:table-cell table:style-name="ce29"/>
          <table:table-cell ns42:value-type="string" table:style-name="ce29" office:value-type="string">
            <text:p>Frederiksoord</text:p>
          </table:table-cell>
          <table:table-cell table:style-name="ce40"/>
          <table:table-cell table:style-name="Default"/>
          <table:table-cell ns42:value-type="float" table:style-name="ce50" office:value="152" office:value-type="float">
            <text:p>15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49" office:value-type="float">
            <text:p>449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59" office:value-type="float">
            <text:p>45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42" office:value-type="float">
            <text:p>42</text:p>
          </table:table-cell>
          <table:table-cell table:style-name="ce58" table:number-columns-repeated="4"/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185" office:value-type="float">
            <text:p>1185</text:p>
          </table:table-cell>
          <table:table-cell ns42:value-type="float" table:style-name="ce58" office:value="1078" office:value-type="float">
            <text:p>1078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13" office:value-type="float">
            <text:p>1213</text:p>
          </table:table-cell>
          <table:table-cell ns42:value-type="float" table:style-name="ce58" office:value="1081" office:value-type="float">
            <text:p>108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0" office:value-type="float">
            <text:p>50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246" office:value-type="float">
            <text:p>1246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412" office:value-type="float">
            <text:p>1412</text:p>
          </table:table-cell>
          <table:table-cell ns42:value-type="float" table:style-name="ce58" office:value="1251" office:value-type="float">
            <text:p>12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9" office:value="16" office:value-type="float">
            <text:p>16</text:p>
          </table:table-cell>
          <table:table-cell ns42:value-type="float" table:style-name="ce76" office:value="132" office:value-type="float">
            <text:p>132</text:p>
          </table:table-cell>
          <table:table-cell ns42:value-type="float" table:style-name="ce82" office:value="11120" office:value-type="float">
            <text:p>1112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19" office:value-type="float">
            <text:p>19</text:p>
          </table:table-cell>
          <table:table-cell ns42:value-type="float" table:style-name="ce103" office:value="260010" office:value-type="float">
            <text:p>260010</text:p>
          </table:table-cell>
          <table:table-cell table:number-columns-repeated="996"/>
        </table:table-row>
        <table:table-row table:style-name="ro7">
          <table:table-cell ns42:value-type="string" table:number-rows-spanned="30" table:style-name="ce9" table:number-columns-spanned="1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office:annotation draw:style-name="gr1" svg:height="55.53pt" draw:caption-point-y="-193.21pt" svg:width="92.83pt" svg:x="453.43pt" draw:caption-point-x="-71.63pt" svg:y="10086.89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82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4" office:value-type="float">
            <text:p>13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table:style-name="ce58" table:number-columns-repeated="2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0" office:value-type="float">
            <text:p>100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 table:number-columns-repeated="2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37" office:value-type="float">
            <text:p>137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Vries</text:p>
          </table:table-cell>
          <table:table-cell ns42:value-type="string" table:style-name="ce40" office:value-type="string">
            <text:p>Ned. Herv. Armen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7" office:value-type="float">
            <text:p>57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Donderen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unne</text:p>
          </table:table-cell>
          <table:table-cell table:style-name="ce40"/>
          <table:table-cell table:style-name="Default"/>
          <table:table-cell ns42:value-type="float" table:style-name="ce50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Wind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Ide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inaarlo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75" office:value-type="float">
            <text:p>7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0" office:value-type="float">
            <text:p>150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53" office:value-type="float">
            <text:p>153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egse</text:p>
          </table:table-cell>
          <table:table-cell table:style-name="ce40"/>
          <table:table-cell table:style-name="Default"/>
          <table:table-cell ns42:value-type="float" table:style-name="ce50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Oudemo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aarlo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Rhee</text:p>
          </table:table-cell>
          <table:table-cell table:style-name="ce40"/>
          <table:table-cell table:style-name="Default"/>
          <table:table-cell ns42:value-type="float" table:style-name="ce50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Terctard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n</text:p>
          </table:table-cell>
          <table:table-cell table:style-name="ce40"/>
          <table:table-cell table:style-name="Default"/>
          <table:table-cell ns42:value-type="float" table:style-name="ce50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4" table:style-name="ce58" table:number-columns-repeated="2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eijer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enkoelen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9" table:style-name="ce58" table:number-columns-repeated="2" office:value-type="float">
            <text:p>19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Punt</text:p>
          </table:table-cell>
          <table:table-cell table:style-name="ce40"/>
          <table:table-cell table:style-name="Default"/>
          <table:table-cell ns42:value-type="float" table:style-name="ce50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okkenstreek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Halfweg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1" office:value-type="float">
            <office:annotation draw:style-name="gr1" svg:height="55.53pt" draw:caption-point-y="-208.2pt" svg:width="92.83pt" svg:x="453.43pt" draw:caption-point-x="-71.63pt" svg:y="10458.8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30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763" office:value-type="float">
            <text:p>763</text:p>
          </table:table-cell>
          <table:table-cell ns42:value-type="float" table:style-name="ce58" office:value="753" office:value-type="float">
            <text:p>75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08" office:value-type="float">
            <text:p>3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742" office:value-type="float">
            <text:p>742</text:p>
          </table:table-cell>
          <table:table-cell ns42:value-type="float" table:style-name="ce58" office:value="683" office:value-type="float">
            <text:p>68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8" office:value-type="float">
            <text:p>8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09" office:value-type="float">
            <text:p>60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505" office:value-type="float">
            <text:p>1505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32" office:value-type="float">
            <text:p>1532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4" office:value-type="float">
            <text:p>14</text:p>
          </table:table-cell>
          <table:table-cell ns42:value-type="float" table:style-name="ce76" office:value="133" office:value-type="float">
            <text:p>133</text:p>
          </table:table-cell>
          <table:table-cell ns42:value-type="float" table:style-name="ce82" office:value="10630" office:value-type="float">
            <text:p>10630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table-cell ns42:value-type="string" table:number-rows-spanned="17" table:style-name="ce9" table:number-columns-spanned="1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Westerbork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office:annotation draw:style-name="gr1" svg:height="55.53pt" draw:caption-point-y="-55.96pt" svg:width="92.81pt" svg:x="402.69pt" draw:caption-point-x="-20.89pt" svg:y="10357.63pt" draw:text-style-name="P2">
              <dc:creator>CDM</dc:creator>
              <dc:date>2014-12-12T00:00:00</dc:date>
              <text:p text:style-name="P1"><text:span text:style-name="T1">Hieronder 5 woonwagens</text:span></text:p>
            </office:annotation>
            <text:p>1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5 woonwagens</text:p>
            </office:annotation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3" office:value-type="float">
            <text:p>13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Zwiggelte</text:p>
          </table:table-cell>
          <table:table-cell table:style-name="ce40"/>
          <table:table-cell table:style-name="Default"/>
          <table:table-cell ns42:value-type="float" table:style-name="ce50" office:value="48" office:value-type="float">
            <text:p>4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ce29" table:number-columns-repeated="2"/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74" office:value-type="float">
            <text:p>74</text:p>
          </table:table-cell>
          <table:table-cell table:style-name="ce58" table:number-columns-repeated="4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79" office:value-type="float">
            <text:p>17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1" office:value-type="float">
            <text:p>181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Orvelte</text:p>
          </table:table-cell>
          <table:table-cell table:style-name="ce40"/>
          <table:table-cell table:style-name="Default"/>
          <table:table-cell ns42:value-type="float" table:style-name="ce50" office:value="43" office:value-type="float">
            <office:annotation draw:style-name="gr1" svg:height="55.47pt" draw:caption-point-y="-57.51pt" svg:width="92.81pt" svg:x="396.34pt" draw:caption-point-x="-14.54pt" svg:y="10410.18pt" draw:text-style-name="P2">
              <dc:creator>CDM</dc:creator>
              <dc:date>2014-12-12T00:00:00</dc:date>
              <text:p text:style-name="P1"><text:span text:style-name="T1">Hieronder 1 woonwagen</text:span></text:p>
            </office:annotation>
            <text:p>4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1 woonwagen</text:p>
            </office:annotation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E</text:p>
          </table:table-cell>
          <table:table-cell table:style-name="ce29"/>
          <table:table-cell ns42:value-type="string" table:style-name="ce29" office:value-type="string">
            <text:p>Eursinge</text:p>
          </table:table-cell>
          <table:table-cell table:style-name="ce40"/>
          <table:table-cell table:style-name="Default"/>
          <table:table-cell ns42:value-type="float" table:style-name="ce50" office:value="15" office:value-type="float">
            <text:p>15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0" office:value-type="float">
            <text:p>20</text:p>
          </table:table-cell>
          <table:table-cell ns42:value-type="float" table:style-name="ce103" office:value="260011" office:value-type="float">
            <text:p>26001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runting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F</text:p>
          </table:table-cell>
          <table:table-cell table:style-name="ce29"/>
          <table:table-cell ns42:value-type="string" table:style-name="ce29" office:value-type="string">
            <text:p>Garminge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Balinge</text:p>
          </table:table-cell>
          <table:table-cell table:style-name="ce40"/>
          <table:table-cell table:style-name="Default"/>
          <table:table-cell ns42:value-type="float" table:style-name="ce50" office:value="17" office:value-type="float">
            <text:p>17</text:p>
          </table:table-cell>
          <table:table-cell table:style-name="ce58" table:number-columns-repeated="4"/>
          <table:table-cell ns42:value-type="float" table:style-name="ce58" office:value="42" office:value-type="float">
            <text:p>4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Mantinge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6" office:value-type="float">
            <text:p>86</text:p>
          </table:table-cell>
          <table:table-cell ns42:value-type="float" table:style-name="ce58" office:value="76" office:value-type="float">
            <text:p>7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G</text:p>
          </table:table-cell>
          <table:table-cell table:style-name="ce29"/>
          <table:table-cell ns42:value-type="string" table:style-name="ce29" office:value-type="string">
            <text:p>Nieuweroord</text:p>
          </table:table-cell>
          <table:table-cell table:style-name="ce40"/>
          <table:table-cell table:style-name="Default"/>
          <table:table-cell ns42:value-type="float" table:style-name="ce50" office:value="128" office:value-type="float">
            <text:p>128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0" office:value-type="float">
            <text:p>340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394" office:value-type="float">
            <text:p>39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064" office:value-type="float">
            <text:p>1064</text:p>
          </table:table-cell>
          <table:table-cell ns42:value-type="float" table:style-name="ce58" office:value="927" office:value-type="float">
            <text:p>927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office:annotation draw:style-name="gr1" svg:height="55.53pt" draw:caption-point-y="-337.21pt" svg:width="92.83pt" svg:x="453.43pt" draw:caption-point-x="-71.63pt" svg:y="10804.62pt" draw:text-style-name="P2">
              <dc:creator>CDM</dc:creator>
              <dc:date>2014-12-12T00:00:00</dc:date>
              <text:p text:style-name="P1"><text:span text:style-name="T1">Hieronder 6 woonwagens</text:span></text:p>
            </office:annotation>
            <text:p>50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hieronder 6 woonwagens</text:p>
            </office:annotation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6" office:value-type="float">
            <text:p>117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03" office:value-type="float">
            <text:p>503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329" office:value-type="float">
            <text:p>1329</text:p>
          </table:table-cell>
          <table:table-cell ns42:value-type="float" table:style-name="ce58" office:value="1169" office:value-type="float">
            <text:p>116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55" office:value-type="float">
            <text:p>1355</text:p>
          </table:table-cell>
          <table:table-cell ns42:value-type="float" table:style-name="ce58" office:value="1177" office:value-type="float">
            <text:p>117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9" office:value="21" office:value-type="float">
            <text:p>21</text:p>
          </table:table-cell>
          <table:table-cell ns42:value-type="float" table:style-name="ce76" office:value="134" office:value-type="float">
            <text:p>134</text:p>
          </table:table-cell>
          <table:table-cell ns42:value-type="float" table:style-name="ce82" office:value="11095" office:value-type="float">
            <text:p>11095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De Wijk</text:p>
          </table:table-cell>
          <table:table-cell ns42:value-type="string" table:style-name="ce40" office:value-type="string">
            <text:p>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3" office:value-type="float">
            <text:p>123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tapel</text:p>
          </table:table-cell>
          <table:table-cell table:style-name="ce40"/>
          <table:table-cell table:style-name="Default"/>
          <table:table-cell ns42:value-type="float" table:style-name="ce50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5" office:value-type="float">
            <text:p>11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6" office:value-type="float">
            <text:p>116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Eemt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4" office:value-type="float">
            <text:p>1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Haalweide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De Schiphorst</text:p>
          </table:table-cell>
          <table:table-cell table:style-name="ce40"/>
          <table:table-cell table:style-name="Default"/>
          <table:table-cell ns42:value-type="float" table:style-name="ce50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table:style-name="ce69"/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2"/>
          <table:table-cell table:style-name="Default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9" office:value="10" office:value-type="float">
            <text:p>10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Koekange</text:p>
          </table:table-cell>
          <table:table-cell table:style-name="ce40"/>
          <table:table-cell table:style-name="Default"/>
          <table:table-cell ns42:value-type="float" table:style-name="ce50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3" office:value-type="float">
            <text:p>553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58" office:value-type="float">
            <text:p>558</text:p>
          </table:table-cell>
          <table:table-cell ns42:value-type="float" table:style-name="ce58" office:value="486" office:value-type="float">
            <text:p>48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9" office:value="6" office:value-type="float">
            <text:p>6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00" office:value-type="float">
            <text:p>100</text:p>
          </table:table-cell>
          <table:table-cell table:style-name="ce58" table:number-columns-repeated="4"/>
          <table:table-cell ns42:value-type="float" table:style-name="ce58" office:value="194" office:value-type="float">
            <text:p>19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28" office:value-type="float">
            <text:p>4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038" office:value-type="float">
            <text:p>1038</text:p>
          </table:table-cell>
          <table:table-cell ns42:value-type="float" table:style-name="ce58" office:value="917" office:value-type="float">
            <text:p>91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55" office:value-type="float">
            <text:p>1055</text:p>
          </table:table-cell>
          <table:table-cell ns42:value-type="float" table:style-name="ce58" office:value="933" office:value-type="float">
            <text:p>93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9" office:value="17" office:value-type="float">
            <text:p>17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528" office:value-type="float">
            <text:p>52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21" office:value-type="float">
            <text:p>112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139" office:value-type="float">
            <text:p>113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5" office:value-type="float">
            <text:p>135</text:p>
          </table:table-cell>
          <table:table-cell ns42:value-type="float" table:style-name="ce82" office:value="10753" office:value-type="float">
            <text:p>10753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2" table:style-name="ce9" table:number-columns-spanned="1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ns42:value-type="string" table:style-name="ce29" office:value-type="string">
            <text:p>Dorp</text:p>
          </table:table-cell>
          <table:table-cell table:style-name="ce29"/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538" office:value-type="float">
            <text:p>5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41" office:value-type="float">
            <text:p>541</text:p>
          </table:table-cell>
          <table:table-cell ns42:value-type="float" table:style-name="ce58" office:value="550" office:value-type="float">
            <text:p>550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Schuilingsoord</text:p>
          </table:table-cell>
          <table:table-cell table:style-name="ce40"/>
          <table:table-cell table:style-name="Default"/>
          <table:table-cell ns42:value-type="float" table:style-name="ce50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ns42:value-type="string" table:style-name="ce29" office:value-type="string">
            <text:p>C</text:p>
          </table:table-cell>
          <table:table-cell table:style-name="Default"/>
          <table:table-cell ns42:value-type="string" table:style-name="ce29" office:value-type="string">
            <text:p>Midlaren</text:p>
          </table:table-cell>
          <table:table-cell ns42:value-type="string" table:style-name="ce40" office:value-type="string">
            <text:p>Ned.Herv.. Diaconie-arm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0" office:value-type="float">
            <text:p>160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5" office:value-type="float">
            <text:p>5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De Groeve</text:p>
          </table:table-cell>
          <table:table-cell ns42:value-type="string" table:style-name="ce40" office:value-type="string">
            <text:p>Huizen</text:p>
          </table:table-cell>
          <table:table-cell table:style-name="Default"/>
          <table:table-cell ns42:value-type="float" table:style-name="ce50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9"/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ce21"/>
          <table:table-cell table:style-name="ce29" table:number-columns-repeated="2"/>
          <table:table-cell ns42:value-type="string" table:style-name="ce29" office:value-type="string">
            <text:p>Zuidlaarderveen</text:p>
          </table:table-cell>
          <table:table-cell table:style-name="ce40"/>
          <table:table-cell table:style-name="Default"/>
          <table:table-cell ns42:value-type="float" table:style-name="ce50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table:style-name="ce58" table:number-columns-repeated="2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16" office:value-type="float">
            <text:p>21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36" office:value-type="float">
            <text:p>536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226" office:value-type="float">
            <text:p>22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502" office:value-type="float">
            <text:p>50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58" office:value="504" office:value-type="float">
            <text:p>5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9" office:value="11" office:value-type="float">
            <text:p>11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42" office:value-type="float">
            <text:p>44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109" office:value-type="float">
            <text:p>1109</text:p>
          </table:table-cell>
          <table:table-cell ns42:value-type="float" table:style-name="ce58" office:value="1042" office:value-type="float">
            <text:p>1042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63" office:value-type="float">
            <text:p>106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9" office:value="22" office:value-type="float">
            <text:p>22</text:p>
          </table:table-cell>
          <table:table-cell ns42:value-type="float" table:style-name="ce76" office:value="136" office:value-type="float">
            <text:p>136</text:p>
          </table:table-cell>
          <table:table-cell ns42:value-type="float" table:style-name="ce82" office:value="10002" office:value-type="float">
            <text:p>1000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1" office:value-type="float">
            <text:p>21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43" table:style-name="ce9" table:number-columns-spanned="1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9" office:value-type="string">
            <text:p>A</text:p>
          </table:table-cell>
          <table:table-cell table:style-name="ce29"/>
          <table:table-cell ns42:value-type="string" table:style-name="ce29" office:value-type="string">
            <text:p>Ten Arlo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2"/>
          <table:table-cell ns42:value-type="float" table:style-name="ce58" office:value="45" office:value-type="float">
            <text:p>45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ubbinge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Default"/>
          <table:table-cell table:style-name="ce29"/>
          <table:table-cell ns42:value-type="string" table:style-name="ce29" office:value-type="string">
            <text:p>Steenberg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2" office:value-type="float">
            <text:p>5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Kerkenbosch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otterhuizen</text:p>
          </table:table-cell>
          <table:table-cell table:style-name="ce40"/>
          <table:table-cell table:style-name="Default"/>
          <table:table-cell ns42:value-type="float" table:style-name="ce50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5" office:value-type="float">
            <text:p>5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</text:p>
          </table:table-cell>
          <table:table-cell table:style-name="ce40"/>
          <table:table-cell table:style-name="Default"/>
          <table:table-cell ns42:value-type="float" table:style-name="ce50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43" office:value-type="float">
            <text:p>4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Nold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ide</text:p>
          </table:table-cell>
          <table:table-cell table:style-name="ce40"/>
          <table:table-cell table:style-name="Default"/>
          <table:table-cell ns42:value-type="float" table:style-name="ce50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B</text:p>
          </table:table-cell>
          <table:table-cell table:style-name="ce29"/>
          <table:table-cell ns42:value-type="string" table:style-name="ce29" office:value-type="string">
            <text:p>Nijsta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" office:value-type="float">
            <text:p>2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Rabbinge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ieperij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leomberg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5" office:value-type="float">
            <text:p>3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eeningen</text:p>
          </table:table-cell>
          <table:table-cell table:style-name="ce40"/>
          <table:table-cell table:style-name="Default"/>
          <table:table-cell ns42:value-type="float" table:style-name="ce50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5" office:value-type="float">
            <text:p>105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agerveen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70" office:value-type="float">
            <text:p>70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oddergat</text:p>
          </table:table-cell>
          <table:table-cell table:style-name="ce40"/>
          <table:table-cell table:style-name="Default"/>
          <table:table-cell ns42:value-type="float" table:style-name="ce50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3" office:value-type="float">
            <text:p>3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ilgenberg</text:p>
          </table:table-cell>
          <table:table-cell table:style-name="ce40"/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C</text:p>
          </table:table-cell>
          <table:table-cell table:style-name="ce29"/>
          <table:table-cell ns42:value-type="string" table:style-name="ce29" office:value-type="string">
            <text:p>Kerkenveld</text:p>
          </table:table-cell>
          <table:table-cell table:style-name="ce40"/>
          <table:table-cell table:style-name="Default"/>
          <table:table-cell ns42:value-type="float" table:style-name="ce50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72" office:value-type="float">
            <text:p>17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Zand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raamberg</text:p>
          </table:table-cell>
          <table:table-cell table:style-name="ce40"/>
          <table:table-cell table:style-name="Default"/>
          <table:table-cell ns42:value-type="float" table:style-name="ce50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Linderveld</text:p>
          </table:table-cell>
          <table:table-cell table:style-name="ce40"/>
          <table:table-cell table:style-name="Default"/>
          <table:table-cell ns42:value-type="float" table:style-name="ce50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Tip</text:p>
          </table:table-cell>
          <table:table-cell table:style-name="ce40"/>
          <table:table-cell table:style-name="Default"/>
          <table:table-cell ns42:value-type="float" table:style-name="ce50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8" office:value-type="float">
            <text:p>138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Vuile Riet</text:p>
          </table:table-cell>
          <table:table-cell table:style-name="ce40"/>
          <table:table-cell table:style-name="Default"/>
          <table:table-cell ns42:value-type="float" table:style-name="ce50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5" office:value-type="float">
            <text:p>9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7" office:value-type="float">
            <text:p>97</text:p>
          </table:table-cell>
          <table:table-cell ns42:value-type="float" table:style-name="ce58" office:value="93" office:value-type="float">
            <text:p>9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Paardelanden</text:p>
          </table:table-cell>
          <table:table-cell table:style-name="ce40"/>
          <table:table-cell table:style-name="Default"/>
          <table:table-cell ns42:value-type="float" table:style-name="ce50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36" office:value-type="float">
            <text:p>36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Schrapveen</text:p>
          </table:table-cell>
          <table:table-cell table:style-name="ce40"/>
          <table:table-cell table:style-name="Default"/>
          <table:table-cell ns42:value-type="float" table:style-name="ce50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2"/>
          <table:table-cell ns42:value-type="float" table:style-name="ce58" office:value="49" office:value-type="float">
            <text:p>49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Oosterveld</text:p>
          </table:table-cell>
          <table:table-cell table:style-name="ce40"/>
          <table:table-cell table:style-name="Default"/>
          <table:table-cell ns42:value-type="float" table:style-name="ce50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lteveer</text:p>
          </table:table-cell>
          <table:table-cell table:style-name="ce40"/>
          <table:table-cell table:style-name="Default"/>
          <table:table-cell ns42:value-type="float" table:style-name="ce50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Schepen</text:p>
          </table:table-cell>
          <table:table-cell table:style-name="Default"/>
          <table:table-cell table:style-name="ce50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Tijd. aanw. schepen</text:p>
          </table:table-cell>
          <table:table-cell table:style-name="Default"/>
          <table:table-cell table:style-name="ce50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ns42:value-type="string" table:style-name="ce29" office:value-type="string">
            <text:p>D</text:p>
          </table:table-cell>
          <table:table-cell table:style-name="ce29"/>
          <table:table-cell ns42:value-type="string" table:style-name="ce29" office:value-type="string">
            <text:p>Westerveld. </text:p>
          </table:table-cell>
          <table:table-cell ns42:value-type="string" table:style-name="ce40" office:value-type="string">
            <text:p>Armwerkhuis</text:p>
          </table:table-cell>
          <table:table-cell table:style-name="Default"/>
          <table:table-cell ns42:value-type="float" table:style-name="ce50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3"/>
          <table:table-cell ns42:value-type="string" table:style-name="ce40" office:value-type="string">
            <text:p>Overige Huizen</text:p>
          </table:table-cell>
          <table:table-cell table:style-name="Default"/>
          <table:table-cell ns42:value-type="float" table:style-name="ce50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5" office:value-type="float">
            <text:p>9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96" office:value-type="float">
            <text:p>96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Fort</text:p>
          </table:table-cell>
          <table:table-cell table:style-name="ce40"/>
          <table:table-cell table:style-name="Default"/>
          <table:table-cell ns42:value-type="float" table:style-name="ce50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93" office:value-type="float">
            <text:p>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4" office:value-type="float">
            <text:p>94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2" office:value-type="float">
            <text:p>2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Drogt</text:p>
          </table:table-cell>
          <table:table-cell table:style-name="ce40"/>
          <table:table-cell table:style-name="Default"/>
          <table:table-cell ns42:value-type="float" table:style-name="ce50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Bazuin</text:p>
          </table:table-cell>
          <table:table-cell table:style-name="ce40"/>
          <table:table-cell table:style-name="Default"/>
          <table:table-cell ns42:value-type="float" table:style-name="ce50" office:value="12" office:value-type="float">
            <text:p>1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" office:value-type="float">
            <text:p>24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iddelveen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mmenhove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9" office:value-type="float">
            <text:p>69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9" office:value="4" office:value-type="float">
            <text:p>4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638" office:value-type="float">
            <text:p>638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1" office:value-type="float">
            <text:p>1611</text:p>
          </table:table-cell>
          <table:table-cell ns42:value-type="float" table:style-name="ce58" office:value="1394" office:value-type="float">
            <text:p>139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647" office:value-type="float">
            <text:p>1647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9" office:value="15" office:value-type="float">
            <text:p>15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0" office:value-type="float">
            <text:p>155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table:style-name="ce50"/>
          <table:table-cell table:style-name="ce58" table:number-columns-repeated="7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9"/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707" office:value-type="float">
            <text:p>70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774" office:value-type="float">
            <text:p>1774</text:p>
          </table:table-cell>
          <table:table-cell ns42:value-type="float" table:style-name="ce58" office:value="1538" office:value-type="float">
            <text:p>1538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9" office:value="19" office:value-type="float">
            <text:p>19</text:p>
          </table:table-cell>
          <table:table-cell ns42:value-type="float" table:style-name="ce76" office:value="137" office:value-type="float">
            <text:p>137</text:p>
          </table:table-cell>
          <table:table-cell ns42:value-type="float" table:style-name="ce82" office:value="10262" office:value-type="float">
            <text:p>1026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table-cell ns42:value-type="string" table:number-rows-spanned="10" table:style-name="ce12" table:number-columns-spanned="1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9"/>
          <table:table-cell ns42:value-type="string" table:style-name="ce29" office:value-type="string">
            <text:p>Dorp</text:p>
          </table:table-cell>
          <table:table-cell ns42:value-type="string" table:style-name="ce29" office:value-type="string">
            <text:p>Zweelo</text:p>
          </table:table-cell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9"/>
          <table:table-cell ns42:value-type="string" table:style-name="ce29" office:value-type="string">
            <text:p>Gehucht</text:p>
          </table:table-cell>
          <table:table-cell ns42:value-type="string" table:style-name="ce29" office:value-type="string">
            <text:p>Benneveld</text:p>
          </table:table-cell>
          <table:table-cell table:style-name="ce40"/>
          <table:table-cell table:style-name="Default"/>
          <table:table-cell ns42:value-type="float" table:style-name="ce50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1" office:value-type="float">
            <text:p>91</text:p>
          </table:table-cell>
          <table:table-cell ns42:value-type="float" table:style-name="ce58" office:value="69" office:value-type="float">
            <text:p>69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Aalden</text:p>
          </table:table-cell>
          <table:table-cell table:style-name="ce40"/>
          <table:table-cell table:style-name="Default"/>
          <table:table-cell ns42:value-type="float" table:style-name="ce50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0" office:value-type="float">
            <text:p>80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Meppen</text:p>
          </table:table-cell>
          <table:table-cell table:style-name="ce40"/>
          <table:table-cell table:style-name="Default"/>
          <table:table-cell ns42:value-type="float" table:style-name="ce50" office:value="50" office:value-type="float">
            <text:p>5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31" office:value-type="float">
            <text:p>13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32" office:value-type="float">
            <text:p>132</text:p>
          </table:table-cell>
          <table:table-cell table:style-name="ce58"/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</text:p>
          </table:table-cell>
          <table:table-cell table:style-name="ce40"/>
          <table:table-cell table:style-name="Default"/>
          <table:table-cell ns42:value-type="float" table:style-name="ce50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9" office:value-type="float">
            <text:p>8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88" office:value-type="float">
            <text:p>88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Wezupperveld</text:p>
          </table:table-cell>
          <table:table-cell table:style-name="ce40"/>
          <table:table-cell table:style-name="Default"/>
          <table:table-cell ns42:value-type="float" table:style-name="ce50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32" office:value-type="float">
            <text:p>32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1"/>
          <table:table-cell table:style-name="ce29" table:number-columns-repeated="2"/>
          <table:table-cell ns42:value-type="string" table:style-name="ce29" office:value-type="string">
            <text:p>Ellertsveld</text:p>
          </table:table-cell>
          <table:table-cell table:style-name="ce40"/>
          <table:table-cell table:style-name="Default"/>
          <table:table-cell ns42:value-type="float" table:style-name="ce50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7" office:value-type="float">
            <text:p>27</text:p>
          </table:table-cell>
          <table:table-cell table:style-name="ce58"/>
          <table:table-cell table:style-name="ce69"/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7">
          <table:covered-table-cell table:style-name="ce10"/>
          <table:table-cell ns42:value-type="string" table:style-name="ce21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40"/>
          <table:table-cell table:style-name="Default"/>
          <table:table-cell ns42:value-type="float" table:style-name="ce50" office:value="169" office:value-type="float">
            <text:p>1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9" office:value-type="float">
            <text:p>43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5" office:value-type="float">
            <text:p>445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9" office:value="1" office:value-type="float">
            <text:p>1</text:p>
          </table:table-cell>
          <table:table-cell ns42:value-type="float" table:style-name="ce76" office:value="138" office:value-type="float">
            <text:p>138</text:p>
          </table:table-cell>
          <table:table-cell ns42:value-type="float" table:style-name="ce82" office:value="10872" office:value-type="float">
            <text:p>10872</text:p>
          </table:table-cell>
          <table:table-cell ns42:value-type="float" table:style-name="ce84" office:value="4" office:value-type="float">
            <text:p>4</text:p>
          </table:table-cell>
          <table:table-cell ns42:value-type="string" table:style-name="ce90" office:value-type="string">
            <text:p>DR</text:p>
          </table:table-cell>
          <table:table-cell ns42:value-type="string" table:style-name="ce99" office:value-type="string">
            <text:p>VT_1889</text:p>
          </table:table-cell>
          <table:table-cell ns42:value-type="string" table:style-name="ce82" office:value-type="string">
            <text:p>05_H1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103" office:value="260012" office:value-type="float">
            <text:p>260012</text:p>
          </table:table-cell>
          <table:table-cell table:number-columns-repeated="996"/>
        </table:table-row>
        <table:table-row table:style-name="ro1">
          <table:covered-table-cell table:style-name="ce13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1" table:number-columns-repeated="3"/>
          <table:table-cell table:style-name="ce43"/>
          <table:table-cell table:style-name="Default"/>
          <table:table-cell ns42:value-type="float" table:style-name="ce52" office:value="218" office:value-type="float">
            <text:p>218</text:p>
          </table:table-cell>
          <table:table-cell ns42:value-type="float" table:style-name="ce60" office:value="3" office:value-type="float">
            <text:p>3</text:p>
          </table:table-cell>
          <table:table-cell table:style-name="ce60" table:number-columns-repeated="3"/>
          <table:table-cell ns42:value-type="float" table:style-name="ce60" office:value="572" office:value-type="float">
            <text:p>572</text:p>
          </table:table-cell>
          <table:table-cell ns42:value-type="float" table:style-name="ce60" office:value="532" office:value-type="float">
            <text:p>532</text:p>
          </table:table-cell>
          <table:table-cell ns42:value-type="float" table:style-name="ce60" office:value="7" office:value-type="float">
            <text:p>7</text:p>
          </table:table-cell>
          <table:table-cell ns42:value-type="float" table:style-name="ce60" office:value="5" office:value-type="float">
            <text:p>5</text:p>
          </table:table-cell>
          <table:table-cell ns42:value-type="float" table:style-name="ce60" office:value="579" office:value-type="float">
            <text:p>579</text:p>
          </table:table-cell>
          <table:table-cell ns42:value-type="float" table:style-name="ce60" office:value="537" office:value-type="float">
            <text:p>537</text:p>
          </table:table-cell>
          <table:table-cell ns42:value-type="float" table:style-name="ce60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7" office:value="138" office:value-type="float">
            <text:p>138</text:p>
          </table:table-cell>
          <table:table-cell ns42:value-type="float" table:style-name="ce83" office:value="10872" office:value-type="float">
            <text:p>10872</text:p>
          </table:table-cell>
          <table:table-cell ns42:value-type="float" table:style-name="ce85" office:value="4" office:value-type="float">
            <text:p>4</text:p>
          </table:table-cell>
          <table:table-cell ns42:value-type="string" table:style-name="ce91" office:value-type="string">
            <text:p>DR</text:p>
          </table:table-cell>
          <table:table-cell ns42:value-type="string" table:style-name="ce100" office:value-type="string">
            <text:p>VT_1889</text:p>
          </table:table-cell>
          <table:table-cell ns42:value-type="string" table:style-name="ce83" office:value-type="string">
            <text:p>05_H1</text:p>
          </table:table-cell>
          <table:table-cell ns42:value-type="float" table:style-name="ce85" office:value="23" office:value-type="float">
            <text:p>23</text:p>
          </table:table-cell>
          <table:table-cell ns42:value-type="float" table:style-name="ce104" office:value="260012" office:value-type="float">
            <text:p>260012</text:p>
          </table:table-cell>
          <table:table-cell table:number-columns-repeated="996"/>
        </table:table-row>
        <table:table-row table:style-name="ro7" table:number-rows-repeated="104777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£</number:text>
      <number:number number:grouping="true" number:decimal-places="0" number:min-integer-digits="1"/>
    </number:number-style>
    <number:number-style style:name="N177">
      <number:text>-£</number:text>
      <number:number number:grouping="true" number:decimal-places="0" number:min-integer-digits="1"/>
      <style:map style:condition="value()&gt;=0" style:apply-style-name="N177P0"/>
    </number:number-style>
    <number:number-style style:volatile="true" style:name="N178P0">
      <number:text>£</number:text>
      <number:number number:grouping="true" number:decimal-places="0" number:min-integer-digits="1"/>
    </number:number-style>
    <number:number-style style:name="N178">
      <style:text-properties fo:color="#ff0000"/>
      <number:text>-£</number:text>
      <number:number number:grouping="true" number:decimal-places="0" number:min-integer-digits="1"/>
      <style:map style:condition="value()&gt;=0" style:apply-style-name="N178P0"/>
    </number:number-style>
    <number:number-style style:volatile="true" style:name="N180P0">
      <number:text>£</number:text>
      <number:number number:grouping="true" number:decimal-places="2" number:min-integer-digits="1"/>
    </number:number-style>
    <number:number-style style:name="N180">
      <number:text>-£</number:text>
      <number:number number:grouping="true" number:decimal-places="2" number:min-integer-digits="1"/>
      <style:map style:condition="value()&gt;=0" style:apply-style-name="N180P0"/>
    </number:number-style>
    <number:number-style style:volatile="true" style:name="N181P0">
      <number:text>£</number:text>
      <number:number number:grouping="true" number:decimal-places="2" number:min-integer-digits="1"/>
    </number:number-style>
    <number:number-style style:name="N181">
      <style:text-properties fo:color="#ff0000"/>
      <number:text>-£</number:text>
      <number:number number:grouping="true" number:decimal-places="2" number:min-integer-digits="1"/>
      <style:map style:condition="value()&gt;=0" style:apply-style-name="N181P0"/>
    </number:number-style>
    <number:number-style style:volatile="true" style:name="N185P0">
      <number:text> £</number:text>
      <number:number number:grouping="true" number:decimal-places="0" number:min-integer-digits="1"/>
    </number:number-style>
    <number:number-style style:volatile="true" style:name="N185P1">
      <number:text>-£</number:text>
      <number:number number:grouping="true" number:decimal-places="0" number:min-integer-digits="1"/>
    </number:number-style>
    <number:number-style style:volatile="true" style:name="N185P2">
      <number:text> £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9P0">
      <number:text> £</number:text>
      <number:number number:grouping="true" number:decimal-places="2" number:min-integer-digits="1"/>
    </number:number-style>
    <number:number-style style:volatile="true" style:name="N189P1">
      <number:text>-£</number:text>
      <number:number number:grouping="true" number:decimal-places="2" number:min-integer-digits="1"/>
    </number:number-style>
    <number:number-style style:volatile="true" style:name="N189P2">
      <number:text> £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volatile="true" style:name="N191P0">
      <number:text>$</number:text>
      <number:number number:grouping="true" number:decimal-places="0" number:min-integer-digits="1"/>
    </number:number-style>
    <number:number-style style:name="N191">
      <number:text>($</number:text>
      <number:number number:grouping="true" number:decimal-places="0" number:min-integer-digits="1"/>
      <number:text>)</number:text>
      <style:map style:condition="value()&gt;=0" style:apply-style-name="N191P0"/>
    </number:number-style>
    <number:number-style style:volatile="true" style:name="N192P0">
      <number:text>$</number:text>
      <number:number number:grouping="true" number:decimal-places="0" number:min-integer-digits="1"/>
    </number:number-style>
    <number:number-style style:name="N192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92P0"/>
    </number:number-style>
    <number:number-style style:volatile="true" style:name="N194P0">
      <number:text>$</number:text>
      <number:number number:grouping="true" number:decimal-places="2" number:min-integer-digits="1"/>
    </number:number-style>
    <number:number-style style:name="N194">
      <number:text>($</number:text>
      <number:number number:grouping="true" number:decimal-places="2" number:min-integer-digits="1"/>
      <number:text>)</number:text>
      <style:map style:condition="value()&gt;=0" style:apply-style-name="N194P0"/>
    </number:number-style>
    <number:number-style style:volatile="true" style:name="N195P0">
      <number:text>$</number:text>
      <number:number number:grouping="true" number:decimal-places="2" number:min-integer-digits="1"/>
    </number:number-style>
    <number:number-style style:name="N19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95P0"/>
    </number:number-style>
    <number:number-style style:volatile="true" style:name="N199P0">
      <number:text> $</number:text>
      <number:number number:grouping="true" number:decimal-places="0" number:min-integer-digits="1"/>
    </number:number-style>
    <number:number-style style:volatile="true" style:name="N199P1">
      <number:text> $(</number:text>
      <number:number number:grouping="true" number:decimal-places="0" number:min-integer-digits="1"/>
      <number:text>)</number:text>
    </number:number-style>
    <number:number-style style:volatile="true" style:name="N199P2">
      <number:text> $- </number:text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number number:grouping="true" number:decimal-places="0" number:min-integer-digits="1"/>
    </number:number-style>
    <number:number-style style:volatile="true" style:name="N201P1">
      <number:text>(</number:text>
      <number:number number:grouping="true" number:decimal-places="0" number:min-integer-digits="1"/>
      <number:text>)</number:text>
    </number:number-style>
    <number:number-style style:volatile="true" style:name="N201P2">
      <number:text>- </number:text>
    </number:number-style>
    <number:text-style style:name="N201">
      <number:text-content/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volatile="true" style:name="N205P0">
      <number:text> $</number:text>
      <number:number number:grouping="true" number:decimal-places="2" number:min-integer-digits="1"/>
    </number:number-style>
    <number:number-style style:volatile="true" style:name="N205P1">
      <number:text> $(</number:text>
      <number:number number:grouping="true" number:decimal-places="2" number:min-integer-digits="1"/>
      <number:text>)</number:text>
    </number:number-style>
    <number:number-style style:volatile="true" style:name="N205P2">
      <number:text> $-</number:text>
      <number:number number:decimal-places="0" number:min-integer-digits="0"/>
    </number:number-style>
    <number:text-style style:name="N205">
      <number:text-content/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volatile="true" style:name="N207P0">
      <number:number number:grouping="true" number:decimal-places="2" number:min-integer-digits="1"/>
    </number:number-style>
    <number:number-style style:volatile="true" style:name="N207P1">
      <number:text>(</number:text>
      <number:number number:grouping="true" number:decimal-places="2" number:min-integer-digits="1"/>
      <number:text>)</number:text>
    </number:number-style>
    <number:number-style style:volatile="true" style:name="N207P2">
      <number:text>-</number:text>
      <number:number number:decimal-places="0" number:min-integer-digits="0"/>
    </number:number-style>
    <number:text-style style:name="N207">
      <number:text-content/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volatile="true" style:name="N210P0">
      <number:number number:decimal-places="1" number:min-integer-digits="1"/>
      <number:text>-</number:text>
    </number:number-style>
    <number:number-style style:volatile="true" style:name="N210P1">
      <number:text/>
    </number:number-style>
    <number:text-style style:name="N210">
      <number:text-content/>
      <style:map style:condition="value()&gt;0" style:apply-style-name="N210P0"/>
      <style:map style:condition="value()&lt;0" style:apply-style-name="N210P1"/>
    </number:text-style>
    <number:number-style style:volatile="true" style:name="N212P0">
      <number:number number:decimal-places="0" number:min-integer-digits="1"/>
    </number:number-style>
    <number:number-style style:volatile="true" style:name="N212P1">
      <number:text>-</number:text>
      <number:number number:decimal-places="0" number:min-integer-digits="1"/>
    </number:number-style>
    <number:number-style style:volatile="true" style:name="N212P2">
      <number:text/>
    </number:number-style>
    <number:text-style style:name="N212">
      <number:text-content/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24.20294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1:39.715827000</dc:date>
    <meta:editing-duration>PT1M51S</meta:editing-duration>
    <meta:editing-cycles>4</meta:editing-cycles>
    <meta:document-statistic meta:object-count="0" meta:cell-count="13166" meta:table-count="1"/>
    <meta:generator>ODFPY/1.3.0dev</meta:generator>
  </office:meta>
</office:document-meta>
</file>